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9.51mm"/>
    </style:style>
    <style:style style:name="co6" style:family="table-column">
      <style:table-column-properties fo:break-before="auto" style:column-width="16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9"/>
    <style:style style:name="ce4" style:family="table-cell" style:parent-style-name="Default" style:data-style-name="N107"/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"/>
    <style:style style:name="ce8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9mm" svg:height="89.99mm" svg:x="178.67mm" svg:y="22.15mm">
            <loext:p draw:notify-on-update-of-ranges="Foglio1.F1:Foglio1.F1 Foglio1.F2:Foglio1.F78 Foglio1.G1:Foglio1.G1 Foglio1.G2:Foglio1.G78 Foglio1.H1:Foglio1.H1 Foglio1.H2:Foglio1.H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3" table:default-cell-style-name="ce2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default-cell-style-name="ce3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rezzo</text:p>
          </table:table-cell>
          <table:table-cell office:value-type="string" calcext:value-type="string">
            <text:p>trix1</text:p>
          </table:table-cell>
          <table:table-cell office:value-type="string" calcext:value-type="string">
            <text:p>trix2</text:p>
          </table:table-cell>
          <table:table-cell office:value-type="string" calcext:value-type="string">
            <text:p>macd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prezzo true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obv</text:p>
          </table:table-cell>
          <table:table-cell table:style-name="Default"/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obv</text:p>
          </table:table-cell>
          <table:table-cell office:value-type="string" calcext:value-type="string">
            <text:p>ultosc</text:p>
          </table:table-cell>
        </table:table-row>
        <table:table-row table:style-name="ro1">
          <table:table-cell table:formula="of:=[Foglio2.H2]" office:value-type="float" office:value="10295.02007759" calcext:value-type="float">
            <text:p>10295,0201</text:p>
          </table:table-cell>
          <table:table-cell table:formula="of:=[Foglio2.I2]" office:value-type="float" office:value="0.0884876323566308" calcext:value-type="float">
            <text:p>0,0885</text:p>
          </table:table-cell>
          <table:table-cell table:number-columns-repeated="2"/>
          <table:table-cell office:value-type="float" office:value="0" calcext:value-type="float">
            <text:p>0,0</text:p>
          </table:table-cell>
          <table:table-cell table:formula="of:=([.A2]-[.$K$2])/([.$K$3]-[.$K$2])" office:value-type="float" office:value="1" calcext:value-type="float">
            <text:p>1,00000</text:p>
          </table:table-cell>
          <table:table-cell table:formula="of:=([.B2]-[.$L$2])/([.$L$3]-[.$L$2])/2" office:value-type="float" office:value="0.274780659018659" calcext:value-type="float">
            <text:p>0,27478</text:p>
          </table:table-cell>
          <table:table-cell table:formula="of:=([.C2]-[.$M$2])/([.$M$3]-[.$M$2])" office:value-type="string" office:string-value="" calcext:value-type="error">
            <text:p>#DIV/0!</text:p>
          </table:table-cell>
          <table:table-cell table:style-name="Default"/>
          <table:table-cell office:value-type="string" calcext:value-type="string">
            <text:p>min</text:p>
          </table:table-cell>
          <table:table-cell table:style-name="ce4" table:formula="of:=MIN([.A2:.A177])" office:value-type="float" office:value="7635.56479107" calcext:value-type="float">
            <text:p>7635,565</text:p>
          </table:table-cell>
          <table:table-cell table:style-name="ce4" table:formula="of:=MIN([.B2:.B177])" office:value-type="float" office:value="-0.162874560821006" calcext:value-type="float">
            <text:p>-0,163</text:p>
          </table:table-cell>
          <table:table-cell table:style-name="ce4" table:formula="of:=MIN([.C2:.C177])" office:value-type="float" office:value="0" calcext:value-type="float">
            <text:p>0,000</text:p>
          </table:table-cell>
          <table:table-cell table:style-name="ce3" office:value-type="float" office:value="45" calcext:value-type="float">
            <text:p>45,00000</text:p>
          </table:table-cell>
        </table:table-row>
        <table:table-row table:style-name="ro1">
          <table:table-cell table:formula="of:=[Foglio2.H3]" office:value-type="float" office:value="10218" calcext:value-type="float">
            <text:p>10218,0000</text:p>
          </table:table-cell>
          <table:table-cell table:formula="of:=[Foglio2.I3]" office:value-type="float" office:value="0.096406778726414" calcext:value-type="float">
            <text:p>0,0964</text:p>
          </table:table-cell>
          <table:table-cell table:number-columns-repeated="2"/>
          <table:table-cell office:value-type="float" office:value="0" calcext:value-type="float">
            <text:p>0,0</text:p>
          </table:table-cell>
          <table:table-cell table:formula="of:=([.A3]-[.$K$2])/([.$K$3]-[.$K$2])" office:value-type="float" office:value="0.97103915302491" calcext:value-type="float">
            <text:p>0,97104</text:p>
          </table:table-cell>
          <table:table-cell table:formula="of:=([.B3]-[.$L$2])/([.$L$3]-[.$L$2])/2" office:value-type="float" office:value="0.283437602335574" calcext:value-type="float">
            <text:p>0,28344</text:p>
          </table:table-cell>
          <table:table-cell table:formula="of:=([.C3]-[.$M$2])/([.$M$3]-[.$M$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ax</text:p>
          </table:table-cell>
          <table:table-cell table:formula="of:=MAX([.A2:.A177])" office:value-type="float" office:value="10295.02007759" calcext:value-type="float">
            <text:p>10295,02007759</text:p>
          </table:table-cell>
          <table:table-cell table:formula="of:=MAX([.B2:.B177])" office:value-type="float" office:value="0.294512422082634" calcext:value-type="float">
            <text:p>0,2945124221</text:p>
          </table:table-cell>
          <table:table-cell table:formula="of:=MAX([.C2:.C177])" office:value-type="float" office:value="0" calcext:value-type="float">
            <text:p>0</text:p>
          </table:table-cell>
          <table:table-cell table:style-name="ce3" office:value-type="float" office:value="55" calcext:value-type="float">
            <text:p>55,00000</text:p>
          </table:table-cell>
        </table:table-row>
        <table:table-row table:style-name="ro1">
          <table:table-cell table:formula="of:=[Foglio2.H4]" office:value-type="float" office:value="10157.8591245" calcext:value-type="float">
            <text:p>10157,8591</text:p>
          </table:table-cell>
          <table:table-cell table:formula="of:=[Foglio2.I4]" office:value-type="float" office:value="0.078320007013572" calcext:value-type="float">
            <text:p>0,0783</text:p>
          </table:table-cell>
          <table:table-cell table:number-columns-repeated="2"/>
          <table:table-cell office:value-type="float" office:value="0" calcext:value-type="float">
            <text:p>0,0</text:p>
          </table:table-cell>
          <table:table-cell table:formula="of:=([.A4]-[.$K$2])/([.$K$3]-[.$K$2])" office:value-type="float" office:value="0.948425170453052" calcext:value-type="float">
            <text:p>0,94843</text:p>
          </table:table-cell>
          <table:table-cell table:formula="of:=([.B4]-[.$L$2])/([.$L$3]-[.$L$2])/2" office:value-type="float" office:value="0.263665754437738" calcext:value-type="float">
            <text:p>0,26367</text:p>
          </table:table-cell>
          <table:table-cell table:formula="of:=([.C4]-[.$M$2])/([.$M$3]-[.$M$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ed</text:p>
          </table:table-cell>
          <table:table-cell table:formula="of:=AVERAGE([.A2:.A177])" office:value-type="float" office:value="8883.85355883986" calcext:value-type="float">
            <text:p>8883,8535588399</text:p>
          </table:table-cell>
          <table:table-cell table:formula="of:=AVERAGE([.B2:.B177])" office:value-type="float" office:value="0.0593251038589566" calcext:value-type="float">
            <text:p>0,0593251039</text:p>
          </table:table-cell>
          <table:table-cell table:formula="of:=AVERAGE([.C2:.C17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formula="of:=[Foglio2.H5]" office:value-type="float" office:value="10215.56964069" calcext:value-type="float">
            <text:p>10215,5696</text:p>
          </table:table-cell>
          <table:table-cell table:formula="of:=[Foglio2.I5]" office:value-type="float" office:value="0.0640842870995559" calcext:value-type="float">
            <text:p>0,0641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5]-[.$K$2])/([.$K$3]-[.$K$2])" office:value-type="float" office:value="0.970125296972388" calcext:value-type="float">
            <text:p>0,97013</text:p>
          </table:table-cell>
          <table:table-cell table:formula="of:=([.B5]-[.$L$2])/([.$L$3]-[.$L$2])/2" office:value-type="float" office:value="0.24810374628477" calcext:value-type="float">
            <text:p>0,24810</text:p>
          </table:table-cell>
          <table:table-cell table:formula="of:=([.C5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6]" office:value-type="float" office:value="10162.1000002" calcext:value-type="float">
            <text:p>10162,1000</text:p>
          </table:table-cell>
          <table:table-cell table:formula="of:=[Foglio2.I6]" office:value-type="float" office:value="0.0445006322321344" calcext:value-type="float">
            <text:p>0,0445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6]-[.$K$2])/([.$K$3]-[.$K$2])" office:value-type="float" office:value="0.95001981117572" calcext:value-type="float">
            <text:p>0,95002</text:p>
          </table:table-cell>
          <table:table-cell table:formula="of:=([.B6]-[.$L$2])/([.$L$3]-[.$L$2])/2" office:value-type="float" office:value="0.22669555628437" calcext:value-type="float">
            <text:p>0,22670</text:p>
          </table:table-cell>
          <table:table-cell table:formula="of:=([.C6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7]" office:value-type="float" office:value="10159.99999968" calcext:value-type="float">
            <text:p>10160,0000</text:p>
          </table:table-cell>
          <table:table-cell table:formula="of:=[Foglio2.I7]" office:value-type="float" office:value="0.0247095787307949" calcext:value-type="float">
            <text:p>0,0247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7]-[.$K$2])/([.$K$3]-[.$K$2])" office:value-type="float" office:value="0.949230175594838" calcext:value-type="float">
            <text:p>0,94923</text:p>
          </table:table-cell>
          <table:table-cell table:formula="of:=([.B7]-[.$L$2])/([.$L$3]-[.$L$2])/2" office:value-type="float" office:value="0.205060645102924" calcext:value-type="float">
            <text:p>0,20506</text:p>
          </table:table-cell>
          <table:table-cell table:formula="of:=([.C7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8]" office:value-type="float" office:value="10114.30462459" calcext:value-type="float">
            <text:p>10114,3046</text:p>
          </table:table-cell>
          <table:table-cell table:formula="of:=[Foglio2.I8]" office:value-type="float" office:value="-0.0347482728762663" calcext:value-type="float">
            <text:p>-0,0347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8]-[.$K$2])/([.$K$3]-[.$K$2])" office:value-type="float" office:value="0.932047944586249" calcext:value-type="float">
            <text:p>0,93205</text:p>
          </table:table-cell>
          <table:table-cell table:formula="of:=([.B8]-[.$L$2])/([.$L$3]-[.$L$2])/2" office:value-type="float" office:value="0.140063330105453" calcext:value-type="float">
            <text:p>0,14006</text:p>
          </table:table-cell>
          <table:table-cell table:formula="of:=([.C8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9]" office:value-type="float" office:value="9444" calcext:value-type="float">
            <text:p>9444,0000</text:p>
          </table:table-cell>
          <table:table-cell table:formula="of:=[Foglio2.I9]" office:value-type="float" office:value="-0.0952204099317255" calcext:value-type="float">
            <text:p>-0,0952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9]-[.$K$2])/([.$K$3]-[.$K$2])" office:value-type="float" office:value="0.680002110994845" calcext:value-type="float">
            <text:p>0,68000</text:p>
          </table:table-cell>
          <table:table-cell table:formula="of:=([.B9]-[.$L$2])/([.$L$3]-[.$L$2])/2" office:value-type="float" office:value="0.0739572325165335" calcext:value-type="float">
            <text:p>0,07396</text:p>
          </table:table-cell>
          <table:table-cell table:formula="of:=([.C9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10]" office:value-type="float" office:value="9371" calcext:value-type="float">
            <text:p>9371,0000</text:p>
          </table:table-cell>
          <table:table-cell table:formula="of:=[Foglio2.I10]" office:value-type="float" office:value="-0.0240042418219074" calcext:value-type="float">
            <text:p>-0,0240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10]-[.$K$2])/([.$K$3]-[.$K$2])" office:value-type="float" office:value="0.652552880932578" calcext:value-type="float">
            <text:p>0,65255</text:p>
          </table:table-cell>
          <table:table-cell table:formula="of:=([.B10]-[.$L$2])/([.$L$3]-[.$L$2])/2" office:value-type="float" office:value="0.151808341940019" calcext:value-type="float">
            <text:p>0,15181</text:p>
          </table:table-cell>
          <table:table-cell table:formula="of:=([.C10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11]" office:value-type="float" office:value="9351" calcext:value-type="float">
            <text:p>9351,0000</text:p>
          </table:table-cell>
          <table:table-cell table:formula="of:=[Foglio2.I11]" office:value-type="float" office:value="-0.0336274887087963" calcext:value-type="float">
            <text:p>-0,0336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11]-[.$K$2])/([.$K$3]-[.$K$2])" office:value-type="float" office:value="0.645032543929217" calcext:value-type="float">
            <text:p>0,64503</text:p>
          </table:table-cell>
          <table:table-cell table:formula="of:=([.B11]-[.$L$2])/([.$L$3]-[.$L$2])/2" office:value-type="float" office:value="0.141288533499257" calcext:value-type="float">
            <text:p>0,14129</text:p>
          </table:table-cell>
          <table:table-cell table:formula="of:=([.C11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12]" office:value-type="float" office:value="9376.00005427" calcext:value-type="float">
            <text:p>9376,0001</text:p>
          </table:table-cell>
          <table:table-cell table:formula="of:=[Foglio2.I12]" office:value-type="float" office:value="-0.0401394376743504" calcext:value-type="float">
            <text:p>-0,0401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12]-[.$K$2])/([.$K$3]-[.$K$2])" office:value-type="float" office:value="0.654432985589853" calcext:value-type="float">
            <text:p>0,65443</text:p>
          </table:table-cell>
          <table:table-cell table:formula="of:=([.B12]-[.$L$2])/([.$L$3]-[.$L$2])/2" office:value-type="float" office:value="0.134169890852045" calcext:value-type="float">
            <text:p>0,13417</text:p>
          </table:table-cell>
          <table:table-cell table:formula="of:=([.C12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13]" office:value-type="float" office:value="9009" calcext:value-type="float">
            <text:p>9009,0000</text:p>
          </table:table-cell>
          <table:table-cell table:formula="of:=[Foglio2.I13]" office:value-type="float" office:value="-0.0639548883245929" calcext:value-type="float">
            <text:p>-0,0640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13]-[.$K$2])/([.$K$3]-[.$K$2])" office:value-type="float" office:value="0.516434781171746" calcext:value-type="float">
            <text:p>0,51643</text:p>
          </table:table-cell>
          <table:table-cell table:formula="of:=([.B13]-[.$L$2])/([.$L$3]-[.$L$2])/2" office:value-type="float" office:value="0.108135644644322" calcext:value-type="float">
            <text:p>0,10814</text:p>
          </table:table-cell>
          <table:table-cell table:formula="of:=([.C13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14]" office:value-type="float" office:value="9058.44531243" calcext:value-type="float">
            <text:p>9058,4453</text:p>
          </table:table-cell>
          <table:table-cell table:formula="of:=[Foglio2.I14]" office:value-type="float" office:value="-0.0723718184110137" calcext:value-type="float">
            <text:p>-0,0724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14]-[.$K$2])/([.$K$3]-[.$K$2])" office:value-type="float" office:value="0.53502705180725" calcext:value-type="float">
            <text:p>0,53503</text:p>
          </table:table-cell>
          <table:table-cell table:formula="of:=([.B14]-[.$L$2])/([.$L$3]-[.$L$2])/2" office:value-type="float" office:value="0.0989345409826179" calcext:value-type="float">
            <text:p>0,09893</text:p>
          </table:table-cell>
          <table:table-cell table:formula="of:=([.C14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15]" office:value-type="float" office:value="9008.056" calcext:value-type="float">
            <text:p>9008,0560</text:p>
          </table:table-cell>
          <table:table-cell table:formula="of:=[Foglio2.I15]" office:value-type="float" office:value="-0.0853004950457765" calcext:value-type="float">
            <text:p>-0,0853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15]-[.$K$2])/([.$K$3]-[.$K$2])" office:value-type="float" office:value="0.516079821265188" calcext:value-type="float">
            <text:p>0,51608</text:p>
          </table:table-cell>
          <table:table-cell table:formula="of:=([.B15]-[.$L$2])/([.$L$3]-[.$L$2])/2" office:value-type="float" office:value="0.0848013483929563" calcext:value-type="float">
            <text:p>0,08480</text:p>
          </table:table-cell>
          <table:table-cell table:formula="of:=([.C15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16]" office:value-type="float" office:value="8861.6100273" calcext:value-type="float">
            <text:p>8861,6100</text:p>
          </table:table-cell>
          <table:table-cell table:formula="of:=[Foglio2.I16]" office:value-type="float" office:value="0.0691992334324334" calcext:value-type="float">
            <text:p>0,0692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16]-[.$K$2])/([.$K$3]-[.$K$2])" office:value-type="float" office:value="0.461013667890738" calcext:value-type="float">
            <text:p>0,46101</text:p>
          </table:table-cell>
          <table:table-cell table:formula="of:=([.B16]-[.$L$2])/([.$L$3]-[.$L$2])/2" office:value-type="float" office:value="0.253695232842177" calcext:value-type="float">
            <text:p>0,25370</text:p>
          </table:table-cell>
          <table:table-cell table:formula="of:=([.C16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17]" office:value-type="float" office:value="8701" calcext:value-type="float">
            <text:p>8701,0000</text:p>
          </table:table-cell>
          <table:table-cell table:formula="of:=[Foglio2.I17]" office:value-type="float" office:value="-0.106433329815435" calcext:value-type="float">
            <text:p>-0,1064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17]-[.$K$2])/([.$K$3]-[.$K$2])" office:value-type="float" office:value="0.400621591319989" calcext:value-type="float">
            <text:p>0,40062</text:p>
          </table:table-cell>
          <table:table-cell table:formula="of:=([.B17]-[.$L$2])/([.$L$3]-[.$L$2])/2" office:value-type="float" office:value="0.0616996472519434" calcext:value-type="float">
            <text:p>0,06170</text:p>
          </table:table-cell>
          <table:table-cell table:formula="of:=([.C17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18]" office:value-type="float" office:value="8375.00000148" calcext:value-type="float">
            <text:p>8375,0000</text:p>
          </table:table-cell>
          <table:table-cell table:formula="of:=[Foglio2.I18]" office:value-type="float" office:value="-0.138031954728411" calcext:value-type="float">
            <text:p>-0,1380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18]-[.$K$2])/([.$K$3]-[.$K$2])" office:value-type="float" office:value="0.278040098721712" calcext:value-type="float">
            <text:p>0,27804</text:p>
          </table:table-cell>
          <table:table-cell table:formula="of:=([.B18]-[.$L$2])/([.$L$3]-[.$L$2])/2" office:value-type="float" office:value="0.0271570978418384" calcext:value-type="float">
            <text:p>0,02716</text:p>
          </table:table-cell>
          <table:table-cell table:formula="of:=([.C18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19]" office:value-type="float" office:value="8326.14000003" calcext:value-type="float">
            <text:p>8326,1400</text:p>
          </table:table-cell>
          <table:table-cell table:formula="of:=[Foglio2.I19]" office:value-type="float" office:value="-0.155769176803226" calcext:value-type="float">
            <text:p>-0,1558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19]-[.$K$2])/([.$K$3]-[.$K$2])" office:value-type="float" office:value="0.259667914877277" calcext:value-type="float">
            <text:p>0,25967</text:p>
          </table:table-cell>
          <table:table-cell table:formula="of:=([.B19]-[.$L$2])/([.$L$3]-[.$L$2])/2" office:value-type="float" office:value="0.00776736580113515" calcext:value-type="float">
            <text:p>0,00777</text:p>
          </table:table-cell>
          <table:table-cell table:formula="of:=([.C19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20]" office:value-type="float" office:value="8385.00000001" calcext:value-type="float">
            <text:p>8385,0000</text:p>
          </table:table-cell>
          <table:table-cell table:formula="of:=[Foglio2.I20]" office:value-type="float" office:value="-0.162874560821006" calcext:value-type="float">
            <text:p>-0,1629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20]-[.$K$2])/([.$K$3]-[.$K$2])" office:value-type="float" office:value="0.281800266670648" calcext:value-type="float">
            <text:p>0,28180</text:p>
          </table:table-cell>
          <table:table-cell table:formula="of:=([.B20]-[.$L$2])/([.$L$3]-[.$L$2])/2" office:value-type="float" office:value="0" calcext:value-type="float">
            <text:p>0,00000</text:p>
          </table:table-cell>
          <table:table-cell table:formula="of:=([.C20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21]" office:value-type="float" office:value="8263.99999949" calcext:value-type="float">
            <text:p>8264,0000</text:p>
          </table:table-cell>
          <table:table-cell table:formula="of:=[Foglio2.I21]" office:value-type="float" office:value="-0.149805000849102" calcext:value-type="float">
            <text:p>-0,1498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21]-[.$K$2])/([.$K$3]-[.$K$2])" office:value-type="float" office:value="0.236302227604786" calcext:value-type="float">
            <text:p>0,23630</text:p>
          </table:table-cell>
          <table:table-cell table:formula="of:=([.B21]-[.$L$2])/([.$L$3]-[.$L$2])/2" office:value-type="float" office:value="0.0142872014950384" calcext:value-type="float">
            <text:p>0,01429</text:p>
          </table:table-cell>
          <table:table-cell table:formula="of:=([.C21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22]" office:value-type="float" office:value="8996.53898674" calcext:value-type="float">
            <text:p>8996,5390</text:p>
          </table:table-cell>
          <table:table-cell table:formula="of:=[Foglio2.I22]" office:value-type="float" office:value="0.280236047865404" calcext:value-type="float">
            <text:p>0,2802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22]-[.$K$2])/([.$K$3]-[.$K$2])" office:value-type="float" office:value="0.511749230215819" calcext:value-type="float">
            <text:p>0,51175</text:p>
          </table:table-cell>
          <table:table-cell table:formula="of:=([.B22]-[.$L$2])/([.$L$3]-[.$L$2])/2" office:value-type="float" office:value="0.484393549935988" calcext:value-type="float">
            <text:p>0,48439</text:p>
          </table:table-cell>
          <table:table-cell table:formula="of:=([.C22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23]" office:value-type="float" office:value="9085.56138955" calcext:value-type="float">
            <text:p>9085,5614</text:p>
          </table:table-cell>
          <table:table-cell table:formula="of:=[Foglio2.I23]" office:value-type="float" office:value="0.287408897033734" calcext:value-type="float">
            <text:p>0,2874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23]-[.$K$2])/([.$K$3]-[.$K$2])" office:value-type="float" office:value="0.545223153714826" calcext:value-type="float">
            <text:p>0,54522</text:p>
          </table:table-cell>
          <table:table-cell table:formula="of:=([.B23]-[.$L$2])/([.$L$3]-[.$L$2])/2" office:value-type="float" office:value="0.492234666360852" calcext:value-type="float">
            <text:p>0,49223</text:p>
          </table:table-cell>
          <table:table-cell table:formula="of:=([.C23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24]" office:value-type="float" office:value="8550.00000009" calcext:value-type="float">
            <text:p>8550,0000</text:p>
          </table:table-cell>
          <table:table-cell table:formula="of:=[Foglio2.I24]" office:value-type="float" office:value="-0.0690755573307866" calcext:value-type="float">
            <text:p>-0,0691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24]-[.$K$2])/([.$K$3]-[.$K$2])" office:value-type="float" office:value="0.343843046978456" calcext:value-type="float">
            <text:p>0,34384</text:p>
          </table:table-cell>
          <table:table-cell table:formula="of:=([.B24]-[.$L$2])/([.$L$3]-[.$L$2])/2" office:value-type="float" office:value="0.102537902253747" calcext:value-type="float">
            <text:p>0,10254</text:p>
          </table:table-cell>
          <table:table-cell table:formula="of:=([.C24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25]" office:value-type="float" office:value="8840.85012094" calcext:value-type="float">
            <text:p>8840,8501</text:p>
          </table:table-cell>
          <table:table-cell table:formula="of:=[Foglio2.I25]" office:value-type="float" office:value="0.199445282650931" calcext:value-type="float">
            <text:p>0,1994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25]-[.$K$2])/([.$K$3]-[.$K$2])" office:value-type="float" office:value="0.453207593291468" calcext:value-type="float">
            <text:p>0,45321</text:p>
          </table:table-cell>
          <table:table-cell table:formula="of:=([.B25]-[.$L$2])/([.$L$3]-[.$L$2])/2" office:value-type="float" office:value="0.396075814370376" calcext:value-type="float">
            <text:p>0,39608</text:p>
          </table:table-cell>
          <table:table-cell table:formula="of:=([.C25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26]" office:value-type="float" office:value="8901.70669743" calcext:value-type="float">
            <text:p>8901,7067</text:p>
          </table:table-cell>
          <table:table-cell table:formula="of:=[Foglio2.I26]" office:value-type="float" office:value="0.186343277070974" calcext:value-type="float">
            <text:p>0,1863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26]-[.$K$2])/([.$K$3]-[.$K$2])" office:value-type="float" office:value="0.476090691495248" calcext:value-type="float">
            <text:p>0,47609</text:p>
          </table:table-cell>
          <table:table-cell table:formula="of:=([.B26]-[.$L$2])/([.$L$3]-[.$L$2])/2" office:value-type="float" office:value="0.381753144432569" calcext:value-type="float">
            <text:p>0,38175</text:p>
          </table:table-cell>
          <table:table-cell table:formula="of:=([.C26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27]" office:value-type="float" office:value="8870.83133852" calcext:value-type="float">
            <text:p>8870,8313</text:p>
          </table:table-cell>
          <table:table-cell table:formula="of:=[Foglio2.I27]" office:value-type="float" office:value="0.168105577881999" calcext:value-type="float">
            <text:p>0,1681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27]-[.$K$2])/([.$K$3]-[.$K$2])" office:value-type="float" office:value="0.464481036290102" calcext:value-type="float">
            <text:p>0,46448</text:p>
          </table:table-cell>
          <table:table-cell table:formula="of:=([.B27]-[.$L$2])/([.$L$3]-[.$L$2])/2" office:value-type="float" office:value="0.361816307715883" calcext:value-type="float">
            <text:p>0,36182</text:p>
          </table:table-cell>
          <table:table-cell table:formula="of:=([.C27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28]" office:value-type="float" office:value="8799.99999994" calcext:value-type="float">
            <text:p>8800,0000</text:p>
          </table:table-cell>
          <table:table-cell table:formula="of:=[Foglio2.I28]" office:value-type="float" office:value="0.135384376999808" calcext:value-type="float">
            <text:p>0,1354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28]-[.$K$2])/([.$K$3]-[.$K$2])" office:value-type="float" office:value="0.437847259464065" calcext:value-type="float">
            <text:p>0,43785</text:p>
          </table:table-cell>
          <table:table-cell table:formula="of:=([.B28]-[.$L$2])/([.$L$3]-[.$L$2])/2" office:value-type="float" office:value="0.32604659617483" calcext:value-type="float">
            <text:p>0,32605</text:p>
          </table:table-cell>
          <table:table-cell table:formula="of:=([.C28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29]" office:value-type="float" office:value="8834.23150165" calcext:value-type="float">
            <text:p>8834,2315</text:p>
          </table:table-cell>
          <table:table-cell table:formula="of:=[Foglio2.I29]" office:value-type="float" office:value="0.105658971666101" calcext:value-type="float">
            <text:p>0,1057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29]-[.$K$2])/([.$K$3]-[.$K$2])" office:value-type="float" office:value="0.450718880913581" calcext:value-type="float">
            <text:p>0,45072</text:p>
          </table:table-cell>
          <table:table-cell table:formula="of:=([.B29]-[.$L$2])/([.$L$3]-[.$L$2])/2" office:value-type="float" office:value="0.293551787134791" calcext:value-type="float">
            <text:p>0,29355</text:p>
          </table:table-cell>
          <table:table-cell table:formula="of:=([.C29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30]" office:value-type="float" office:value="8858.81909227" calcext:value-type="float">
            <text:p>8858,8191</text:p>
          </table:table-cell>
          <table:table-cell table:formula="of:=[Foglio2.I30]" office:value-type="float" office:value="0.0845488644305651" calcext:value-type="float">
            <text:p>0,0845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30]-[.$K$2])/([.$K$3]-[.$K$2])" office:value-type="float" office:value="0.459964229291734" calcext:value-type="float">
            <text:p>0,45996</text:p>
          </table:table-cell>
          <table:table-cell table:formula="of:=([.B30]-[.$L$2])/([.$L$3]-[.$L$2])/2" office:value-type="float" office:value="0.270474930966386" calcext:value-type="float">
            <text:p>0,27047</text:p>
          </table:table-cell>
          <table:table-cell table:formula="of:=([.C30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31]" office:value-type="float" office:value="8676.999" calcext:value-type="float">
            <text:p>8676,9990</text:p>
          </table:table-cell>
          <table:table-cell table:formula="of:=[Foglio2.I31]" office:value-type="float" office:value="0.242871720805093" calcext:value-type="float">
            <text:p>0,2429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31]-[.$K$2])/([.$K$3]-[.$K$2])" office:value-type="float" office:value="0.391596810899106" calcext:value-type="float">
            <text:p>0,39160</text:p>
          </table:table-cell>
          <table:table-cell table:formula="of:=([.B31]-[.$L$2])/([.$L$3]-[.$L$2])/2" office:value-type="float" office:value="0.443548129693472" calcext:value-type="float">
            <text:p>0,44355</text:p>
          </table:table-cell>
          <table:table-cell table:formula="of:=([.C31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32]" office:value-type="float" office:value="8720.5414656" calcext:value-type="float">
            <text:p>8720,5415</text:p>
          </table:table-cell>
          <table:table-cell table:formula="of:=[Foglio2.I32]" office:value-type="float" office:value="0.233073814211326" calcext:value-type="float">
            <text:p>0,2331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32]-[.$K$2])/([.$K$3]-[.$K$2])" office:value-type="float" office:value="0.407969511662568" calcext:value-type="float">
            <text:p>0,40797</text:p>
          </table:table-cell>
          <table:table-cell table:formula="of:=([.B32]-[.$L$2])/([.$L$3]-[.$L$2])/2" office:value-type="float" office:value="0.432837389160842" calcext:value-type="float">
            <text:p>0,43284</text:p>
          </table:table-cell>
          <table:table-cell table:formula="of:=([.C32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33]" office:value-type="float" office:value="8696.29719454" calcext:value-type="float">
            <text:p>8696,2972</text:p>
          </table:table-cell>
          <table:table-cell table:formula="of:=[Foglio2.I33]" office:value-type="float" office:value="0.216860596750161" calcext:value-type="float">
            <text:p>0,2169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33]-[.$K$2])/([.$K$3]-[.$K$2])" office:value-type="float" office:value="0.398853257223967" calcext:value-type="float">
            <text:p>0,39885</text:p>
          </table:table-cell>
          <table:table-cell table:formula="of:=([.B33]-[.$L$2])/([.$L$3]-[.$L$2])/2" office:value-type="float" office:value="0.415113647485643" calcext:value-type="float">
            <text:p>0,41511</text:p>
          </table:table-cell>
          <table:table-cell table:formula="of:=([.C33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34]" office:value-type="float" office:value="8626.00000165" calcext:value-type="float">
            <text:p>8626,0000</text:p>
          </table:table-cell>
          <table:table-cell table:formula="of:=[Foglio2.I34]" office:value-type="float" office:value="0.184336422488367" calcext:value-type="float">
            <text:p>0,1843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34]-[.$K$2])/([.$K$3]-[.$K$2])" office:value-type="float" office:value="0.372420328177814" calcext:value-type="float">
            <text:p>0,37242</text:p>
          </table:table-cell>
          <table:table-cell table:formula="of:=([.B34]-[.$L$2])/([.$L$3]-[.$L$2])/2" office:value-type="float" office:value="0.379559318790803" calcext:value-type="float">
            <text:p>0,37956</text:p>
          </table:table-cell>
          <table:table-cell table:formula="of:=([.C34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35]" office:value-type="float" office:value="8667.500211" calcext:value-type="float">
            <text:p>8667,5002</text:p>
          </table:table-cell>
          <table:table-cell table:formula="of:=[Foglio2.I35]" office:value-type="float" office:value="0.154716867400347" calcext:value-type="float">
            <text:p>0,1547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35]-[.$K$2])/([.$K$3]-[.$K$2])" office:value-type="float" office:value="0.388025106178915" calcext:value-type="float">
            <text:p>0,38803</text:p>
          </table:table-cell>
          <table:table-cell table:formula="of:=([.B35]-[.$L$2])/([.$L$3]-[.$L$2])/2" office:value-type="float" office:value="0.347180221663918" calcext:value-type="float">
            <text:p>0,34718</text:p>
          </table:table-cell>
          <table:table-cell table:formula="of:=([.C35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36]" office:value-type="float" office:value="8717.24999714" calcext:value-type="float">
            <text:p>8717,2500</text:p>
          </table:table-cell>
          <table:table-cell table:formula="of:=[Foglio2.I36]" office:value-type="float" office:value="0.137544134668418" calcext:value-type="float">
            <text:p>0,1375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36]-[.$K$2])/([.$K$3]-[.$K$2])" office:value-type="float" office:value="0.406731864059811" calcext:value-type="float">
            <text:p>0,40673</text:p>
          </table:table-cell>
          <table:table-cell table:formula="of:=([.B36]-[.$L$2])/([.$L$3]-[.$L$2])/2" office:value-type="float" office:value="0.328407570305422" calcext:value-type="float">
            <text:p>0,32841</text:p>
          </table:table-cell>
          <table:table-cell table:formula="of:=([.C36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37]" office:value-type="float" office:value="8890.92000064" calcext:value-type="float">
            <text:p>8890,9200</text:p>
          </table:table-cell>
          <table:table-cell table:formula="of:=[Foglio2.I37]" office:value-type="float" office:value="0.294512422082634" calcext:value-type="float">
            <text:p>0,2945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37]-[.$K$2])/([.$K$3]-[.$K$2])" office:value-type="float" office:value="0.472034711744555" calcext:value-type="float">
            <text:p>0,47203</text:p>
          </table:table-cell>
          <table:table-cell table:formula="of:=([.B37]-[.$L$2])/([.$L$3]-[.$L$2])/2" office:value-type="float" office:value="0.5" calcext:value-type="float">
            <text:p>0,50000</text:p>
          </table:table-cell>
          <table:table-cell table:formula="of:=([.C37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38]" office:value-type="float" office:value="8953.09094458" calcext:value-type="float">
            <text:p>8953,0909</text:p>
          </table:table-cell>
          <table:table-cell table:formula="of:=[Foglio2.I38]" office:value-type="float" office:value="0.280869289975045" calcext:value-type="float">
            <text:p>0,2809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38]-[.$K$2])/([.$K$3]-[.$K$2])" office:value-type="float" office:value="0.495412034256848" calcext:value-type="float">
            <text:p>0,49541</text:p>
          </table:table-cell>
          <table:table-cell table:formula="of:=([.B38]-[.$L$2])/([.$L$3]-[.$L$2])/2" office:value-type="float" office:value="0.485085788820467" calcext:value-type="float">
            <text:p>0,48509</text:p>
          </table:table-cell>
          <table:table-cell table:formula="of:=([.C38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39]" office:value-type="float" office:value="8953.95999918" calcext:value-type="float">
            <text:p>8953,9600</text:p>
          </table:table-cell>
          <table:table-cell table:formula="of:=[Foglio2.I39]" office:value-type="float" office:value="0.263105225632667" calcext:value-type="float">
            <text:p>0,2631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39]-[.$K$2])/([.$K$3]-[.$K$2])" office:value-type="float" office:value="0.495738813430164" calcext:value-type="float">
            <text:p>0,49574</text:p>
          </table:table-cell>
          <table:table-cell table:formula="of:=([.B39]-[.$L$2])/([.$L$3]-[.$L$2])/2" office:value-type="float" office:value="0.465666713719547" calcext:value-type="float">
            <text:p>0,46567</text:p>
          </table:table-cell>
          <table:table-cell table:formula="of:=([.C39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40]" office:value-type="float" office:value="8903.21" calcext:value-type="float">
            <text:p>8903,2100</text:p>
          </table:table-cell>
          <table:table-cell table:formula="of:=[Foglio2.I40]" office:value-type="float" office:value="0.233278951500009" calcext:value-type="float">
            <text:p>0,2333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40]-[.$K$2])/([.$K$3]-[.$K$2])" office:value-type="float" office:value="0.476655958592469" calcext:value-type="float">
            <text:p>0,47666</text:p>
          </table:table-cell>
          <table:table-cell table:formula="of:=([.B40]-[.$L$2])/([.$L$3]-[.$L$2])/2" office:value-type="float" office:value="0.433061638315661" calcext:value-type="float">
            <text:p>0,43306</text:p>
          </table:table-cell>
          <table:table-cell table:formula="of:=([.C40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41]" office:value-type="float" office:value="8883.338149" calcext:value-type="float">
            <text:p>8883,3381</text:p>
          </table:table-cell>
          <table:table-cell table:formula="of:=[Foglio2.I41]" office:value-type="float" office:value="0.195921307976498" calcext:value-type="float">
            <text:p>0,1959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41]-[.$K$2])/([.$K$3]-[.$K$2])" office:value-type="float" office:value="0.46918380777244" calcext:value-type="float">
            <text:p>0,46918</text:p>
          </table:table-cell>
          <table:table-cell table:formula="of:=([.B41]-[.$L$2])/([.$L$3]-[.$L$2])/2" office:value-type="float" office:value="0.392223524289817" calcext:value-type="float">
            <text:p>0,39222</text:p>
          </table:table-cell>
          <table:table-cell table:formula="of:=([.C41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42]" office:value-type="float" office:value="8994.38846189" calcext:value-type="float">
            <text:p>8994,3885</text:p>
          </table:table-cell>
          <table:table-cell table:formula="of:=[Foglio2.I42]" office:value-type="float" office:value="0.150243644083867" calcext:value-type="float">
            <text:p>0,1502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42]-[.$K$2])/([.$K$3]-[.$K$2])" office:value-type="float" office:value="0.510940596635514" calcext:value-type="float">
            <text:p>0,51094</text:p>
          </table:table-cell>
          <table:table-cell table:formula="of:=([.B42]-[.$L$2])/([.$L$3]-[.$L$2])/2" office:value-type="float" office:value="0.342290245031787" calcext:value-type="float">
            <text:p>0,34229</text:p>
          </table:table-cell>
          <table:table-cell table:formula="of:=([.C42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43]" office:value-type="float" office:value="9020.00409932" calcext:value-type="float">
            <text:p>9020,0041</text:p>
          </table:table-cell>
          <table:table-cell table:formula="of:=[Foglio2.I43]" office:value-type="float" office:value="0.139193794583798" calcext:value-type="float">
            <text:p>0,1392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43]-[.$K$2])/([.$K$3]-[.$K$2])" office:value-type="float" office:value="0.520572507936989" calcext:value-type="float">
            <text:p>0,52057</text:p>
          </table:table-cell>
          <table:table-cell table:formula="of:=([.B43]-[.$L$2])/([.$L$3]-[.$L$2])/2" office:value-type="float" office:value="0.330210922802369" calcext:value-type="float">
            <text:p>0,33021</text:p>
          </table:table-cell>
          <table:table-cell table:formula="of:=([.C43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44]" office:value-type="float" office:value="9047.00000044" calcext:value-type="float">
            <text:p>9047,0000</text:p>
          </table:table-cell>
          <table:table-cell table:formula="of:=[Foglio2.I44]" office:value-type="float" office:value="0.136660666303345" calcext:value-type="float">
            <text:p>0,1367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44]-[.$K$2])/([.$K$3]-[.$K$2])" office:value-type="float" office:value="0.53072342164358" calcext:value-type="float">
            <text:p>0,53072</text:p>
          </table:table-cell>
          <table:table-cell table:formula="of:=([.B44]-[.$L$2])/([.$L$3]-[.$L$2])/2" office:value-type="float" office:value="0.327441792530697" calcext:value-type="float">
            <text:p>0,32744</text:p>
          </table:table-cell>
          <table:table-cell table:formula="of:=([.C44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45]" office:value-type="float" office:value="9392.58569543" calcext:value-type="float">
            <text:p>9392,5857</text:p>
          </table:table-cell>
          <table:table-cell table:formula="of:=[Foglio2.I45]" office:value-type="float" office:value="0.293323366916838" calcext:value-type="float">
            <text:p>0,2933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45]-[.$K$2])/([.$K$3]-[.$K$2])" office:value-type="float" office:value="0.660669466136853" calcext:value-type="float">
            <text:p>0,66067</text:p>
          </table:table-cell>
          <table:table-cell table:formula="of:=([.B45]-[.$L$2])/([.$L$3]-[.$L$2])/2" office:value-type="float" office:value="0.498700165056899" calcext:value-type="float">
            <text:p>0,49870</text:p>
          </table:table-cell>
          <table:table-cell table:formula="of:=([.C45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46]" office:value-type="float" office:value="9456.2878265" calcext:value-type="float">
            <text:p>9456,2878</text:p>
          </table:table-cell>
          <table:table-cell table:formula="of:=[Foglio2.I46]" office:value-type="float" office:value="0.290095288534016" calcext:value-type="float">
            <text:p>0,2901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46]-[.$K$2])/([.$K$3]-[.$K$2])" office:value-type="float" office:value="0.684622540810786" calcext:value-type="float">
            <text:p>0,68462</text:p>
          </table:table-cell>
          <table:table-cell table:formula="of:=([.B46]-[.$L$2])/([.$L$3]-[.$L$2])/2" office:value-type="float" office:value="0.495171338807484" calcext:value-type="float">
            <text:p>0,49517</text:p>
          </table:table-cell>
          <table:table-cell table:formula="of:=([.C46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47]" office:value-type="float" office:value="9374.27412991" calcext:value-type="float">
            <text:p>9374,2741</text:p>
          </table:table-cell>
          <table:table-cell table:formula="of:=[Foglio2.I47]" office:value-type="float" office:value="0.269555389535547" calcext:value-type="float">
            <text:p>0,2696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47]-[.$K$2])/([.$K$3]-[.$K$2])" office:value-type="float" office:value="0.653784008948377" calcext:value-type="float">
            <text:p>0,65378</text:p>
          </table:table-cell>
          <table:table-cell table:formula="of:=([.B47]-[.$L$2])/([.$L$3]-[.$L$2])/2" office:value-type="float" office:value="0.472717815023231" calcext:value-type="float">
            <text:p>0,47272</text:p>
          </table:table-cell>
          <table:table-cell table:formula="of:=([.C47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48]" office:value-type="float" office:value="9312.9770532" calcext:value-type="float">
            <text:p>9312,9771</text:p>
          </table:table-cell>
          <table:table-cell table:formula="of:=[Foglio2.I48]" office:value-type="float" office:value="0.0810144238166231" calcext:value-type="float">
            <text:p>0,0810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48]-[.$K$2])/([.$K$3]-[.$K$2])" office:value-type="float" office:value="0.630735275239374" calcext:value-type="float">
            <text:p>0,63074</text:p>
          </table:table-cell>
          <table:table-cell table:formula="of:=([.B48]-[.$L$2])/([.$L$3]-[.$L$2])/2" office:value-type="float" office:value="0.266611199874276" calcext:value-type="float">
            <text:p>0,26661</text:p>
          </table:table-cell>
          <table:table-cell table:formula="of:=([.C48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49]" office:value-type="float" office:value="9320.32524723" calcext:value-type="float">
            <text:p>9320,3252</text:p>
          </table:table-cell>
          <table:table-cell table:formula="of:=[Foglio2.I49]" office:value-type="float" office:value="0.0751980076027992" calcext:value-type="float">
            <text:p>0,0752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49]-[.$K$2])/([.$K$3]-[.$K$2])" office:value-type="float" office:value="0.633498320012958" calcext:value-type="float">
            <text:p>0,63350</text:p>
          </table:table-cell>
          <table:table-cell table:formula="of:=([.B49]-[.$L$2])/([.$L$3]-[.$L$2])/2" office:value-type="float" office:value="0.26025289013741" calcext:value-type="float">
            <text:p>0,26025</text:p>
          </table:table-cell>
          <table:table-cell table:formula="of:=([.C49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50]" office:value-type="float" office:value="9349.97482365" calcext:value-type="float">
            <text:p>9349,9748</text:p>
          </table:table-cell>
          <table:table-cell table:formula="of:=[Foglio2.I50]" office:value-type="float" office:value="0.0716489178268031" calcext:value-type="float">
            <text:p>0,0716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50]-[.$K$2])/([.$K$3]-[.$K$2])" office:value-type="float" office:value="0.644647060347223" calcext:value-type="float">
            <text:p>0,64465</text:p>
          </table:table-cell>
          <table:table-cell table:formula="of:=([.B50]-[.$L$2])/([.$L$3]-[.$L$2])/2" office:value-type="float" office:value="0.256373145076166" calcext:value-type="float">
            <text:p>0,25637</text:p>
          </table:table-cell>
          <table:table-cell table:formula="of:=([.C50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51]" office:value-type="float" office:value="9088.55707857" calcext:value-type="float">
            <text:p>9088,5571</text:p>
          </table:table-cell>
          <table:table-cell table:formula="of:=[Foglio2.I51]" office:value-type="float" office:value="-0.154672578786088" calcext:value-type="float">
            <text:p>-0,1547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51]-[.$K$2])/([.$K$3]-[.$K$2])" office:value-type="float" office:value="0.546349583264209" calcext:value-type="float">
            <text:p>0,54635</text:p>
          </table:table-cell>
          <table:table-cell table:formula="of:=([.B51]-[.$L$2])/([.$L$3]-[.$L$2])/2" office:value-type="float" office:value="0.00896612971235985" calcext:value-type="float">
            <text:p>0,00897</text:p>
          </table:table-cell>
          <table:table-cell table:formula="of:=([.C51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52]" office:value-type="float" office:value="9081.36329997" calcext:value-type="float">
            <text:p>9081,3633</text:p>
          </table:table-cell>
          <table:table-cell table:formula="of:=[Foglio2.I52]" office:value-type="float" office:value="-0.156223987046132" calcext:value-type="float">
            <text:p>-0,1562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52]-[.$K$2])/([.$K$3]-[.$K$2])" office:value-type="float" office:value="0.543644601294231" calcext:value-type="float">
            <text:p>0,54364</text:p>
          </table:table-cell>
          <table:table-cell table:formula="of:=([.B52]-[.$L$2])/([.$L$3]-[.$L$2])/2" office:value-type="float" office:value="0.00727018260626232" calcext:value-type="float">
            <text:p>0,00727</text:p>
          </table:table-cell>
          <table:table-cell table:formula="of:=([.C52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53]" office:value-type="float" office:value="9112.98209163" calcext:value-type="float">
            <text:p>9112,9821</text:p>
          </table:table-cell>
          <table:table-cell table:formula="of:=[Foglio2.I53]" office:value-type="float" office:value="0.00106103300299089" calcext:value-type="float">
            <text:p>0,0011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53]-[.$K$2])/([.$K$3]-[.$K$2])" office:value-type="float" office:value="0.555533799740344" calcext:value-type="float">
            <text:p>0,55553</text:p>
          </table:table-cell>
          <table:table-cell table:formula="of:=([.B53]-[.$L$2])/([.$L$3]-[.$L$2])/2" office:value-type="float" office:value="0.179208853718662" calcext:value-type="float">
            <text:p>0,17921</text:p>
          </table:table-cell>
          <table:table-cell table:formula="of:=([.C53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54]" office:value-type="float" office:value="9066.78377343" calcext:value-type="float">
            <text:p>9066,7838</text:p>
          </table:table-cell>
          <table:table-cell table:formula="of:=[Foglio2.I54]" office:value-type="float" office:value="-0.0145294823337863" calcext:value-type="float">
            <text:p>-0,0145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54]-[.$K$2])/([.$K$3]-[.$K$2])" office:value-type="float" office:value="0.538162453647719" calcext:value-type="float">
            <text:p>0,53816</text:p>
          </table:table-cell>
          <table:table-cell table:formula="of:=([.B54]-[.$L$2])/([.$L$3]-[.$L$2])/2" office:value-type="float" office:value="0.162165828972085" calcext:value-type="float">
            <text:p>0,16217</text:p>
          </table:table-cell>
          <table:table-cell table:formula="of:=([.C54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55]" office:value-type="float" office:value="9053.64136521" calcext:value-type="float">
            <text:p>9053,6414</text:p>
          </table:table-cell>
          <table:table-cell table:formula="of:=[Foglio2.I55]" office:value-type="float" office:value="-0.0349138619602881" calcext:value-type="float">
            <text:p>-0,0349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55]-[.$K$2])/([.$K$3]-[.$K$2])" office:value-type="float" office:value="0.533220686705212" calcext:value-type="float">
            <text:p>0,53322</text:p>
          </table:table-cell>
          <table:table-cell table:formula="of:=([.B55]-[.$L$2])/([.$L$3]-[.$L$2])/2" office:value-type="float" office:value="0.139882313712102" calcext:value-type="float">
            <text:p>0,13988</text:p>
          </table:table-cell>
          <table:table-cell table:formula="of:=([.C55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56]" office:value-type="float" office:value="9115.56138953" calcext:value-type="float">
            <text:p>9115,5614</text:p>
          </table:table-cell>
          <table:table-cell table:formula="of:=[Foglio2.I56]" office:value-type="float" office:value="-0.0430196502502746" calcext:value-type="float">
            <text:p>-0,0430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56]-[.$K$2])/([.$K$3]-[.$K$2])" office:value-type="float" office:value="0.556503659212347" calcext:value-type="float">
            <text:p>0,55650</text:p>
          </table:table-cell>
          <table:table-cell table:formula="of:=([.B56]-[.$L$2])/([.$L$3]-[.$L$2])/2" office:value-type="float" office:value="0.13102133975245" calcext:value-type="float">
            <text:p>0,13102</text:p>
          </table:table-cell>
          <table:table-cell table:formula="of:=([.C56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57]" office:value-type="float" office:value="9081.00710664" calcext:value-type="float">
            <text:p>9081,0071</text:p>
          </table:table-cell>
          <table:table-cell table:formula="of:=[Foglio2.I57]" office:value-type="float" office:value="-0.0499177843405136" calcext:value-type="float">
            <text:p>-0,0499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57]-[.$K$2])/([.$K$3]-[.$K$2])" office:value-type="float" office:value="0.543510666600233" calcext:value-type="float">
            <text:p>0,54351</text:p>
          </table:table-cell>
          <table:table-cell table:formula="of:=([.B57]-[.$L$2])/([.$L$3]-[.$L$2])/2" office:value-type="float" office:value="0.123480532571572" calcext:value-type="float">
            <text:p>0,12348</text:p>
          </table:table-cell>
          <table:table-cell table:formula="of:=([.C57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58]" office:value-type="float" office:value="9093.47809196" calcext:value-type="float">
            <text:p>9093,4781</text:p>
          </table:table-cell>
          <table:table-cell table:formula="of:=[Foglio2.I58]" office:value-type="float" office:value="-0.0523205853084207" calcext:value-type="float">
            <text:p>-0,0523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58]-[.$K$2])/([.$K$3]-[.$K$2])" office:value-type="float" office:value="0.548199967218752" calcext:value-type="float">
            <text:p>0,54820</text:p>
          </table:table-cell>
          <table:table-cell table:formula="of:=([.B58]-[.$L$2])/([.$L$3]-[.$L$2])/2" office:value-type="float" office:value="0.120853871715755" calcext:value-type="float">
            <text:p>0,12085</text:p>
          </table:table-cell>
          <table:table-cell table:formula="of:=([.C58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59]" office:value-type="float" office:value="9048.88876403" calcext:value-type="float">
            <text:p>9048,8888</text:p>
          </table:table-cell>
          <table:table-cell table:formula="of:=[Foglio2.I59]" office:value-type="float" office:value="-0.0547794645924913" calcext:value-type="float">
            <text:p>-0,0548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59]-[.$K$2])/([.$K$3]-[.$K$2])" office:value-type="float" office:value="0.531433628579403" calcext:value-type="float">
            <text:p>0,53143</text:p>
          </table:table-cell>
          <table:table-cell table:formula="of:=([.B59]-[.$L$2])/([.$L$3]-[.$L$2])/2" office:value-type="float" office:value="0.118165907938932" calcext:value-type="float">
            <text:p>0,11817</text:p>
          </table:table-cell>
          <table:table-cell table:formula="of:=([.C59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60]" office:value-type="float" office:value="9113.73751608" calcext:value-type="float">
            <text:p>9113,7375</text:p>
          </table:table-cell>
          <table:table-cell table:formula="of:=[Foglio2.I60]" office:value-type="float" office:value="0.105360169082557" calcext:value-type="float">
            <text:p>0,1054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60]-[.$K$2])/([.$K$3]-[.$K$2])" office:value-type="float" office:value="0.555817852062573" calcext:value-type="float">
            <text:p>0,55582</text:p>
          </table:table-cell>
          <table:table-cell table:formula="of:=([.B60]-[.$L$2])/([.$L$3]-[.$L$2])/2" office:value-type="float" office:value="0.293225146243474" calcext:value-type="float">
            <text:p>0,29323</text:p>
          </table:table-cell>
          <table:table-cell table:formula="of:=([.C60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61]" office:value-type="float" office:value="9286.10044409" calcext:value-type="float">
            <text:p>9286,1004</text:p>
          </table:table-cell>
          <table:table-cell table:formula="of:=[Foglio2.I61]" office:value-type="float" office:value="0.146101166580629" calcext:value-type="float">
            <text:p>0,1461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61]-[.$K$2])/([.$K$3]-[.$K$2])" office:value-type="float" office:value="0.620629217338634" calcext:value-type="float">
            <text:p>0,62063</text:p>
          </table:table-cell>
          <table:table-cell table:formula="of:=([.B61]-[.$L$2])/([.$L$3]-[.$L$2])/2" office:value-type="float" office:value="0.337761828550692" calcext:value-type="float">
            <text:p>0,33776</text:p>
          </table:table-cell>
          <table:table-cell table:formula="of:=([.C61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62]" office:value-type="float" office:value="9252.74139029" calcext:value-type="float">
            <text:p>9252,7414</text:p>
          </table:table-cell>
          <table:table-cell table:formula="of:=[Foglio2.I62]" office:value-type="float" office:value="0.132237809843621" calcext:value-type="float">
            <text:p>0,1322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62]-[.$K$2])/([.$K$3]-[.$K$2])" office:value-type="float" office:value="0.608085651004172" calcext:value-type="float">
            <text:p>0,60809</text:p>
          </table:table-cell>
          <table:table-cell table:formula="of:=([.B62]-[.$L$2])/([.$L$3]-[.$L$2])/2" office:value-type="float" office:value="0.322606875245069" calcext:value-type="float">
            <text:p>0,32261</text:p>
          </table:table-cell>
          <table:table-cell table:formula="of:=([.C62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63]" office:value-type="float" office:value="9299.99999866" calcext:value-type="float">
            <text:p>9300,0000</text:p>
          </table:table-cell>
          <table:table-cell table:formula="of:=[Foglio2.I63]" office:value-type="float" office:value="0.12115063214853" calcext:value-type="float">
            <text:p>0,1212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63]-[.$K$2])/([.$K$3]-[.$K$2])" office:value-type="float" office:value="0.625855684066784" calcext:value-type="float">
            <text:p>0,62586</text:p>
          </table:table-cell>
          <table:table-cell table:formula="of:=([.B63]-[.$L$2])/([.$L$3]-[.$L$2])/2" office:value-type="float" office:value="0.310486747093733" calcext:value-type="float">
            <text:p>0,31049</text:p>
          </table:table-cell>
          <table:table-cell table:formula="of:=([.C63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64]" office:value-type="float" office:value="9264.8046869" calcext:value-type="float">
            <text:p>9264,8047</text:p>
          </table:table-cell>
          <table:table-cell table:formula="of:=[Foglio2.I64]" office:value-type="float" office:value="0.105113138993262" calcext:value-type="float">
            <text:p>0,1051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64]-[.$K$2])/([.$K$3]-[.$K$2])" office:value-type="float" office:value="0.612621653798107" calcext:value-type="float">
            <text:p>0,61262</text:p>
          </table:table-cell>
          <table:table-cell table:formula="of:=([.B64]-[.$L$2])/([.$L$3]-[.$L$2])/2" office:value-type="float" office:value="0.29295510129409" calcext:value-type="float">
            <text:p>0,29296</text:p>
          </table:table-cell>
          <table:table-cell table:formula="of:=([.C64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65]" office:value-type="float" office:value="9226.56138928" calcext:value-type="float">
            <text:p>9226,5614</text:p>
          </table:table-cell>
          <table:table-cell table:formula="of:=[Foglio2.I65]" office:value-type="float" office:value="0.081398818849336" calcext:value-type="float">
            <text:p>0,0814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65]-[.$K$2])/([.$K$3]-[.$K$2])" office:value-type="float" office:value="0.598241529486995" calcext:value-type="float">
            <text:p>0,59824</text:p>
          </table:table-cell>
          <table:table-cell table:formula="of:=([.B65]-[.$L$2])/([.$L$3]-[.$L$2])/2" office:value-type="float" office:value="0.267031407539865" calcext:value-type="float">
            <text:p>0,26703</text:p>
          </table:table-cell>
          <table:table-cell table:formula="of:=([.C65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66]" office:value-type="float" office:value="8287.12736204" calcext:value-type="float">
            <text:p>8287,1274</text:p>
          </table:table-cell>
          <table:table-cell table:formula="of:=[Foglio2.I66]" office:value-type="float" office:value="0.186937121680386" calcext:value-type="float">
            <text:p>0,1869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66]-[.$K$2])/([.$K$3]-[.$K$2])" office:value-type="float" office:value="0.244998505623531" calcext:value-type="float">
            <text:p>0,24500</text:p>
          </table:table-cell>
          <table:table-cell table:formula="of:=([.B66]-[.$L$2])/([.$L$3]-[.$L$2])/2" office:value-type="float" office:value="0.382402315300574" calcext:value-type="float">
            <text:p>0,38240</text:p>
          </table:table-cell>
          <table:table-cell table:formula="of:=([.C66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67]" office:value-type="float" office:value="7834.17208142" calcext:value-type="float">
            <text:p>7834,1721</text:p>
          </table:table-cell>
          <table:table-cell table:formula="of:=[Foglio2.I67]" office:value-type="float" office:value="-0.0985535622019881" calcext:value-type="float">
            <text:p>-0,0986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67]-[.$K$2])/([.$K$3]-[.$K$2])" office:value-type="float" office:value="0.0746796877378169" calcext:value-type="float">
            <text:p>0,07468</text:p>
          </table:table-cell>
          <table:table-cell table:formula="of:=([.B67]-[.$L$2])/([.$L$3]-[.$L$2])/2" office:value-type="float" office:value="0.0703135430425756" calcext:value-type="float">
            <text:p>0,07031</text:p>
          </table:table-cell>
          <table:table-cell table:formula="of:=([.C67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68]" office:value-type="float" office:value="7844.99999995" calcext:value-type="float">
            <text:p>7845,0000</text:p>
          </table:table-cell>
          <table:table-cell table:formula="of:=[Foglio2.I68]" office:value-type="float" office:value="-0.0916561279415396" calcext:value-type="float">
            <text:p>-0,0917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68]-[.$K$2])/([.$K$3]-[.$K$2])" office:value-type="float" office:value="0.0787511675573436" calcext:value-type="float">
            <text:p>0,07875</text:p>
          </table:table-cell>
          <table:table-cell table:formula="of:=([.B68]-[.$L$2])/([.$L$3]-[.$L$2])/2" office:value-type="float" office:value="0.0778535851931648" calcext:value-type="float">
            <text:p>0,07785</text:p>
          </table:table-cell>
          <table:table-cell table:formula="of:=([.C68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69]" office:value-type="float" office:value="7635.56479107" calcext:value-type="float">
            <text:p>7635,5648</text:p>
          </table:table-cell>
          <table:table-cell table:formula="of:=[Foglio2.I69]" office:value-type="float" office:value="-0.0186246873022985" calcext:value-type="float">
            <text:p>-0,0186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69]-[.$K$2])/([.$K$3]-[.$K$2])" office:value-type="float" office:value="0" calcext:value-type="float">
            <text:p>0,00000</text:p>
          </table:table-cell>
          <table:table-cell table:formula="of:=([.B69]-[.$L$2])/([.$L$3]-[.$L$2])/2" office:value-type="float" office:value="0.157689089229172" calcext:value-type="float">
            <text:p>0,15769</text:p>
          </table:table-cell>
          <table:table-cell table:formula="of:=([.C69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70]" office:value-type="float" office:value="7635.56479107" calcext:value-type="float">
            <text:p>7635,5648</text:p>
          </table:table-cell>
          <table:table-cell table:formula="of:=[Foglio2.I70]" office:value-type="float" office:value="-0.0186246873022985" calcext:value-type="float">
            <text:p>-0,0186</text:p>
          </table:table-cell>
          <table:table-cell table:number-columns-repeated="2"/>
          <table:table-cell office:value-type="float" office:value="1" calcext:value-type="float">
            <text:p>1,0</text:p>
          </table:table-cell>
          <table:table-cell table:formula="of:=([.A70]-[.$K$2])/([.$K$3]-[.$K$2])" office:value-type="float" office:value="0" calcext:value-type="float">
            <text:p>0,00000</text:p>
          </table:table-cell>
          <table:table-cell table:formula="of:=([.B70]-[.$L$2])/([.$L$3]-[.$L$2])/2" office:value-type="float" office:value="0.157689089229172" calcext:value-type="float">
            <text:p>0,15769</text:p>
          </table:table-cell>
          <table:table-cell table:formula="of:=([.C70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71]" office:value-type="float" office:value="7635.56479107" calcext:value-type="float">
            <text:p>7635,5648</text:p>
          </table:table-cell>
          <table:table-cell table:formula="of:=[Foglio2.I71]" office:value-type="float" office:value="-0.0186246873022985" calcext:value-type="float">
            <text:p>-0,0186</text:p>
          </table:table-cell>
          <table:table-cell table:number-columns-repeated="3"/>
          <table:table-cell table:formula="of:=([.A71]-[.$K$2])/([.$K$3]-[.$K$2])" office:value-type="float" office:value="0" calcext:value-type="float">
            <text:p>0,00000</text:p>
          </table:table-cell>
          <table:table-cell table:formula="of:=([.B71]-[.$L$2])/([.$L$3]-[.$L$2])/2" office:value-type="float" office:value="0.157689089229172" calcext:value-type="float">
            <text:p>0,15769</text:p>
          </table:table-cell>
          <table:table-cell table:formula="of:=([.C71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72]" office:value-type="float" office:value="7635.56479107" calcext:value-type="float">
            <text:p>7635,5648</text:p>
          </table:table-cell>
          <table:table-cell table:formula="of:=[Foglio2.I72]" office:value-type="float" office:value="-0.0186246873022985" calcext:value-type="float">
            <text:p>-0,0186</text:p>
          </table:table-cell>
          <table:table-cell table:number-columns-repeated="3"/>
          <table:table-cell table:formula="of:=([.A72]-[.$K$2])/([.$K$3]-[.$K$2])" office:value-type="float" office:value="0" calcext:value-type="float">
            <text:p>0,00000</text:p>
          </table:table-cell>
          <table:table-cell table:formula="of:=([.B72]-[.$L$2])/([.$L$3]-[.$L$2])/2" office:value-type="float" office:value="0.157689089229172" calcext:value-type="float">
            <text:p>0,15769</text:p>
          </table:table-cell>
          <table:table-cell table:formula="of:=([.C72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73]" office:value-type="float" office:value="7635.56479107" calcext:value-type="float">
            <text:p>7635,5648</text:p>
          </table:table-cell>
          <table:table-cell table:formula="of:=[Foglio2.I73]" office:value-type="float" office:value="-0.0186246873022985" calcext:value-type="float">
            <text:p>-0,0186</text:p>
          </table:table-cell>
          <table:table-cell table:number-columns-repeated="3"/>
          <table:table-cell table:formula="of:=([.A73]-[.$K$2])/([.$K$3]-[.$K$2])" office:value-type="float" office:value="0" calcext:value-type="float">
            <text:p>0,00000</text:p>
          </table:table-cell>
          <table:table-cell table:formula="of:=([.B73]-[.$L$2])/([.$L$3]-[.$L$2])/2" office:value-type="float" office:value="0.157689089229172" calcext:value-type="float">
            <text:p>0,15769</text:p>
          </table:table-cell>
          <table:table-cell table:formula="of:=([.C73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74]" office:value-type="float" office:value="7635.56479107" calcext:value-type="float">
            <text:p>7635,5648</text:p>
          </table:table-cell>
          <table:table-cell table:formula="of:=[Foglio2.I74]" office:value-type="float" office:value="-0.0186246873022985" calcext:value-type="float">
            <text:p>-0,0186</text:p>
          </table:table-cell>
          <table:table-cell table:number-columns-repeated="3"/>
          <table:table-cell table:formula="of:=([.A74]-[.$K$2])/([.$K$3]-[.$K$2])" office:value-type="float" office:value="0" calcext:value-type="float">
            <text:p>0,00000</text:p>
          </table:table-cell>
          <table:table-cell table:formula="of:=([.B74]-[.$L$2])/([.$L$3]-[.$L$2])/2" office:value-type="float" office:value="0.157689089229172" calcext:value-type="float">
            <text:p>0,15769</text:p>
          </table:table-cell>
          <table:table-cell table:formula="of:=([.C74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75]" office:value-type="float" office:value="7635.56479107" calcext:value-type="float">
            <text:p>7635,5648</text:p>
          </table:table-cell>
          <table:table-cell table:formula="of:=[Foglio2.I75]" office:value-type="float" office:value="-0.0186246873022985" calcext:value-type="float">
            <text:p>-0,0186</text:p>
          </table:table-cell>
          <table:table-cell table:number-columns-repeated="3"/>
          <table:table-cell table:formula="of:=([.A75]-[.$K$2])/([.$K$3]-[.$K$2])" office:value-type="float" office:value="0" calcext:value-type="float">
            <text:p>0,00000</text:p>
          </table:table-cell>
          <table:table-cell table:formula="of:=([.B75]-[.$L$2])/([.$L$3]-[.$L$2])/2" office:value-type="float" office:value="0.157689089229172" calcext:value-type="float">
            <text:p>0,15769</text:p>
          </table:table-cell>
          <table:table-cell table:formula="of:=([.C75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76]" office:value-type="float" office:value="7635.56479107" calcext:value-type="float">
            <text:p>7635,5648</text:p>
          </table:table-cell>
          <table:table-cell table:formula="of:=[Foglio2.I76]" office:value-type="float" office:value="-0.0186246873022985" calcext:value-type="float">
            <text:p>-0,0186</text:p>
          </table:table-cell>
          <table:table-cell table:number-columns-repeated="3"/>
          <table:table-cell table:formula="of:=([.A76]-[.$K$2])/([.$K$3]-[.$K$2])" office:value-type="float" office:value="0" calcext:value-type="float">
            <text:p>0,00000</text:p>
          </table:table-cell>
          <table:table-cell table:formula="of:=([.B76]-[.$L$2])/([.$L$3]-[.$L$2])/2" office:value-type="float" office:value="0.157689089229172" calcext:value-type="float">
            <text:p>0,15769</text:p>
          </table:table-cell>
          <table:table-cell table:formula="of:=([.C76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77]" office:value-type="float" office:value="7635.56479107" calcext:value-type="float">
            <text:p>7635,5648</text:p>
          </table:table-cell>
          <table:table-cell table:formula="of:=[Foglio2.I77]" office:value-type="float" office:value="-0.0186246873022985" calcext:value-type="float">
            <text:p>-0,0186</text:p>
          </table:table-cell>
          <table:table-cell table:number-columns-repeated="3"/>
          <table:table-cell table:formula="of:=([.A77]-[.$K$2])/([.$K$3]-[.$K$2])" office:value-type="float" office:value="0" calcext:value-type="float">
            <text:p>0,00000</text:p>
          </table:table-cell>
          <table:table-cell table:formula="of:=([.B77]-[.$L$2])/([.$L$3]-[.$L$2])/2" office:value-type="float" office:value="0.157689089229172" calcext:value-type="float">
            <text:p>0,15769</text:p>
          </table:table-cell>
          <table:table-cell table:formula="of:=([.C77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formula="of:=[Foglio2.H78]" office:value-type="float" office:value="7635.56479107" calcext:value-type="float">
            <text:p>7635,5648</text:p>
          </table:table-cell>
          <table:table-cell table:formula="of:=[Foglio2.I78]" office:value-type="float" office:value="-0.0186246873022985" calcext:value-type="float">
            <text:p>-0,0186</text:p>
          </table:table-cell>
          <table:table-cell table:number-columns-repeated="3"/>
          <table:table-cell table:formula="of:=([.A78]-[.$K$2])/([.$K$3]-[.$K$2])" office:value-type="float" office:value="0" calcext:value-type="float">
            <text:p>0,00000</text:p>
          </table:table-cell>
          <table:table-cell table:formula="of:=([.B78]-[.$L$2])/([.$L$3]-[.$L$2])/2" office:value-type="float" office:value="0.157689089229172" calcext:value-type="float">
            <text:p>0,15769</text:p>
          </table:table-cell>
          <table:table-cell table:formula="of:=([.C78]-[.$M$2])/([.$M$3]-[.$M$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 table:number-rows-repeated="104849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oglio2" table:style-name="ta1">
        <table:table-column table:style-name="co3" table:number-columns-repeated="3" table:default-cell-style-name="Default"/>
        <table:table-column table:style-name="co3" table:number-columns-repeated="2" table:default-cell-style-name="ce2"/>
        <table:table-column table:style-name="co3" table:number-columns-repeated="3" table:default-cell-style-name="Default"/>
        <table:table-column table:style-name="co3" table:default-cell-style-name="ce8"/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10295.02007759</text:p>
          </table:table-cell>
          <table:table-cell table:style-name="ce5" office:value-type="string" calcext:value-type="string">
            <text:p>0.0884876323566308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];&quot;.&quot;;&quot;,&quot;)/1" office:value-type="float" office:value="10295.02007759" calcext:value-type="float">
            <text:p>10.295,02</text:p>
          </table:table-cell>
          <table:table-cell table:formula="of:=SUBSTITUTE([.B2];&quot;.&quot;;&quot;,&quot;)/1" office:value-type="float" office:value="0.0884876323566308" calcext:value-type="float">
            <text:p>0,08849</text:p>
          </table:table-cell>
          <table:table-cell table:style-name="ce7" table:formula="of:=SUBSTITUTE([.C2];&quot;.&quot;;&quot;,&quot;)/1" office:value-type="string" office:string-value="" calcext:value-type="error">
            <text:p>#VALORE!</text:p>
          </table:table-cell>
          <table:table-cell table:style-name="ce7" table:formula="of:=SUBSTITUTE([.D2];&quot;.&quot;;&quot;,&quot;)/1" office:value-type="string" office:string-value="" calcext:value-type="error">
            <text:p>#VALORE!</text:p>
          </table:table-cell>
          <table:table-cell table:style-name="ce7" table:formula="of:=SUBSTITUTE([.E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10218" calcext:value-type="float">
            <text:p>10218</text:p>
          </table:table-cell>
          <table:table-cell table:style-name="ce5" office:value-type="string" calcext:value-type="string">
            <text:p>0.0964067787264140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];&quot;.&quot;;&quot;,&quot;)/1" office:value-type="float" office:value="10218" calcext:value-type="float">
            <text:p>10.218,00</text:p>
          </table:table-cell>
          <table:table-cell table:formula="of:=SUBSTITUTE([.B3];&quot;.&quot;;&quot;,&quot;)/1" office:value-type="float" office:value="0.096406778726414" calcext:value-type="float">
            <text:p>0,09641</text:p>
          </table:table-cell>
          <table:table-cell table:style-name="ce7" table:formula="of:=SUBSTITUTE([.C3];&quot;.&quot;;&quot;,&quot;)/1" office:value-type="string" office:string-value="" calcext:value-type="error">
            <text:p>#VALORE!</text:p>
          </table:table-cell>
          <table:table-cell table:style-name="ce7" table:formula="of:=SUBSTITUTE([.D3];&quot;.&quot;;&quot;,&quot;)/1" office:value-type="string" office:string-value="" calcext:value-type="error">
            <text:p>#VALORE!</text:p>
          </table:table-cell>
          <table:table-cell table:style-name="ce7" table:formula="of:=SUBSTITUTE([.E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10157.8591245</text:p>
          </table:table-cell>
          <table:table-cell table:style-name="ce5" office:value-type="string" calcext:value-type="string">
            <text:p>0.07832000701357199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];&quot;.&quot;;&quot;,&quot;)/1" office:value-type="float" office:value="10157.8591245" calcext:value-type="float">
            <text:p>10.157,86</text:p>
          </table:table-cell>
          <table:table-cell table:formula="of:=SUBSTITUTE([.B4];&quot;.&quot;;&quot;,&quot;)/1" office:value-type="float" office:value="0.078320007013572" calcext:value-type="float">
            <text:p>0,07832</text:p>
          </table:table-cell>
          <table:table-cell table:style-name="ce7" table:formula="of:=SUBSTITUTE([.C4];&quot;.&quot;;&quot;,&quot;)/1" office:value-type="string" office:string-value="" calcext:value-type="error">
            <text:p>#VALORE!</text:p>
          </table:table-cell>
          <table:table-cell table:style-name="ce7" table:formula="of:=SUBSTITUTE([.D4];&quot;.&quot;;&quot;,&quot;)/1" office:value-type="string" office:string-value="" calcext:value-type="error">
            <text:p>#VALORE!</text:p>
          </table:table-cell>
          <table:table-cell table:style-name="ce7" table:formula="of:=SUBSTITUTE([.E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10215.56964069</text:p>
          </table:table-cell>
          <table:table-cell table:style-name="ce5" office:value-type="string" calcext:value-type="string">
            <text:p>0.0640842870995559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];&quot;.&quot;;&quot;,&quot;)/1" office:value-type="float" office:value="10215.56964069" calcext:value-type="float">
            <text:p>10.215,57</text:p>
          </table:table-cell>
          <table:table-cell table:formula="of:=SUBSTITUTE([.B5];&quot;.&quot;;&quot;,&quot;)/1" office:value-type="float" office:value="0.0640842870995559" calcext:value-type="float">
            <text:p>0,06408</text:p>
          </table:table-cell>
          <table:table-cell table:style-name="ce7" table:formula="of:=SUBSTITUTE([.C5];&quot;.&quot;;&quot;,&quot;)/1" office:value-type="string" office:string-value="" calcext:value-type="error">
            <text:p>#VALORE!</text:p>
          </table:table-cell>
          <table:table-cell table:style-name="ce7" table:formula="of:=SUBSTITUTE([.D5];&quot;.&quot;;&quot;,&quot;)/1" office:value-type="string" office:string-value="" calcext:value-type="error">
            <text:p>#VALORE!</text:p>
          </table:table-cell>
          <table:table-cell table:style-name="ce7" table:formula="of:=SUBSTITUTE([.E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10162.1000002</text:p>
          </table:table-cell>
          <table:table-cell table:style-name="ce5" office:value-type="string" calcext:value-type="string">
            <text:p>0.04450063223213443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];&quot;.&quot;;&quot;,&quot;)/1" office:value-type="float" office:value="10162.1000002" calcext:value-type="float">
            <text:p>10.162,10</text:p>
          </table:table-cell>
          <table:table-cell table:formula="of:=SUBSTITUTE([.B6];&quot;.&quot;;&quot;,&quot;)/1" office:value-type="float" office:value="0.0445006322321344" calcext:value-type="float">
            <text:p>0,04450</text:p>
          </table:table-cell>
          <table:table-cell table:style-name="ce7" table:formula="of:=SUBSTITUTE([.C6];&quot;.&quot;;&quot;,&quot;)/1" office:value-type="string" office:string-value="" calcext:value-type="error">
            <text:p>#VALORE!</text:p>
          </table:table-cell>
          <table:table-cell table:style-name="ce7" table:formula="of:=SUBSTITUTE([.D6];&quot;.&quot;;&quot;,&quot;)/1" office:value-type="string" office:string-value="" calcext:value-type="error">
            <text:p>#VALORE!</text:p>
          </table:table-cell>
          <table:table-cell table:style-name="ce7" table:formula="of:=SUBSTITUTE([.E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10159.99999968</text:p>
          </table:table-cell>
          <table:table-cell table:style-name="ce5" office:value-type="string" calcext:value-type="string">
            <text:p>0.024709578730794938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];&quot;.&quot;;&quot;,&quot;)/1" office:value-type="float" office:value="10159.99999968" calcext:value-type="float">
            <text:p>10.160,00</text:p>
          </table:table-cell>
          <table:table-cell table:formula="of:=SUBSTITUTE([.B7];&quot;.&quot;;&quot;,&quot;)/1" office:value-type="float" office:value="0.0247095787307949" calcext:value-type="float">
            <text:p>0,02471</text:p>
          </table:table-cell>
          <table:table-cell table:style-name="ce7" table:formula="of:=SUBSTITUTE([.C7];&quot;.&quot;;&quot;,&quot;)/1" office:value-type="string" office:string-value="" calcext:value-type="error">
            <text:p>#VALORE!</text:p>
          </table:table-cell>
          <table:table-cell table:style-name="ce7" table:formula="of:=SUBSTITUTE([.D7];&quot;.&quot;;&quot;,&quot;)/1" office:value-type="string" office:string-value="" calcext:value-type="error">
            <text:p>#VALORE!</text:p>
          </table:table-cell>
          <table:table-cell table:style-name="ce7" table:formula="of:=SUBSTITUTE([.E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10114.30462459</text:p>
          </table:table-cell>
          <table:table-cell table:style-name="ce5" office:value-type="string" calcext:value-type="string">
            <text:p>-0.03474827287626633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8];&quot;.&quot;;&quot;,&quot;)/1" office:value-type="float" office:value="10114.30462459" calcext:value-type="float">
            <text:p>10.114,30</text:p>
          </table:table-cell>
          <table:table-cell table:formula="of:=SUBSTITUTE([.B8];&quot;.&quot;;&quot;,&quot;)/1" office:value-type="float" office:value="-0.0347482728762663" calcext:value-type="float">
            <text:p>-0,03475</text:p>
          </table:table-cell>
          <table:table-cell table:style-name="ce7" table:formula="of:=SUBSTITUTE([.C8];&quot;.&quot;;&quot;,&quot;)/1" office:value-type="string" office:string-value="" calcext:value-type="error">
            <text:p>#VALORE!</text:p>
          </table:table-cell>
          <table:table-cell table:style-name="ce7" table:formula="of:=SUBSTITUTE([.D8];&quot;.&quot;;&quot;,&quot;)/1" office:value-type="string" office:string-value="" calcext:value-type="error">
            <text:p>#VALORE!</text:p>
          </table:table-cell>
          <table:table-cell table:style-name="ce7" table:formula="of:=SUBSTITUTE([.E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9444" calcext:value-type="float">
            <text:p>9444</text:p>
          </table:table-cell>
          <table:table-cell table:style-name="ce5" office:value-type="string" calcext:value-type="string">
            <text:p>-0.0952204099317254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9];&quot;.&quot;;&quot;,&quot;)/1" office:value-type="float" office:value="9444" calcext:value-type="float">
            <text:p>9.444,00</text:p>
          </table:table-cell>
          <table:table-cell table:formula="of:=SUBSTITUTE([.B9];&quot;.&quot;;&quot;,&quot;)/1" office:value-type="float" office:value="-0.0952204099317255" calcext:value-type="float">
            <text:p>-0,09522</text:p>
          </table:table-cell>
          <table:table-cell table:style-name="ce7" table:formula="of:=SUBSTITUTE([.C9];&quot;.&quot;;&quot;,&quot;)/1" office:value-type="string" office:string-value="" calcext:value-type="error">
            <text:p>#VALORE!</text:p>
          </table:table-cell>
          <table:table-cell table:style-name="ce7" table:formula="of:=SUBSTITUTE([.D9];&quot;.&quot;;&quot;,&quot;)/1" office:value-type="string" office:string-value="" calcext:value-type="error">
            <text:p>#VALORE!</text:p>
          </table:table-cell>
          <table:table-cell table:style-name="ce7" table:formula="of:=SUBSTITUTE([.E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9371" calcext:value-type="float">
            <text:p>9371</text:p>
          </table:table-cell>
          <table:table-cell table:style-name="ce5" office:value-type="string" calcext:value-type="string">
            <text:p>-0.0240042418219074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0];&quot;.&quot;;&quot;,&quot;)/1" office:value-type="float" office:value="9371" calcext:value-type="float">
            <text:p>9.371,00</text:p>
          </table:table-cell>
          <table:table-cell table:formula="of:=SUBSTITUTE([.B10];&quot;.&quot;;&quot;,&quot;)/1" office:value-type="float" office:value="-0.0240042418219074" calcext:value-type="float">
            <text:p>-0,02400</text:p>
          </table:table-cell>
          <table:table-cell table:style-name="ce7" table:formula="of:=SUBSTITUTE([.C10];&quot;.&quot;;&quot;,&quot;)/1" office:value-type="string" office:string-value="" calcext:value-type="error">
            <text:p>#VALORE!</text:p>
          </table:table-cell>
          <table:table-cell table:style-name="ce7" table:formula="of:=SUBSTITUTE([.D10];&quot;.&quot;;&quot;,&quot;)/1" office:value-type="string" office:string-value="" calcext:value-type="error">
            <text:p>#VALORE!</text:p>
          </table:table-cell>
          <table:table-cell table:style-name="ce7" table:formula="of:=SUBSTITUTE([.E1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9351" calcext:value-type="float">
            <text:p>9351</text:p>
          </table:table-cell>
          <table:table-cell table:style-name="ce5" office:value-type="string" calcext:value-type="string">
            <text:p>-0.03362748870879633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1];&quot;.&quot;;&quot;,&quot;)/1" office:value-type="float" office:value="9351" calcext:value-type="float">
            <text:p>9.351,00</text:p>
          </table:table-cell>
          <table:table-cell table:formula="of:=SUBSTITUTE([.B11];&quot;.&quot;;&quot;,&quot;)/1" office:value-type="float" office:value="-0.0336274887087963" calcext:value-type="float">
            <text:p>-0,03363</text:p>
          </table:table-cell>
          <table:table-cell table:style-name="ce7" table:formula="of:=SUBSTITUTE([.C11];&quot;.&quot;;&quot;,&quot;)/1" office:value-type="string" office:string-value="" calcext:value-type="error">
            <text:p>#VALORE!</text:p>
          </table:table-cell>
          <table:table-cell table:style-name="ce7" table:formula="of:=SUBSTITUTE([.D11];&quot;.&quot;;&quot;,&quot;)/1" office:value-type="string" office:string-value="" calcext:value-type="error">
            <text:p>#VALORE!</text:p>
          </table:table-cell>
          <table:table-cell table:style-name="ce7" table:formula="of:=SUBSTITUTE([.E1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76.00005427</text:p>
          </table:table-cell>
          <table:table-cell table:style-name="ce5" office:value-type="string" calcext:value-type="string">
            <text:p>-0.04013943767435044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2];&quot;.&quot;;&quot;,&quot;)/1" office:value-type="float" office:value="9376.00005427" calcext:value-type="float">
            <text:p>9.376,00</text:p>
          </table:table-cell>
          <table:table-cell table:formula="of:=SUBSTITUTE([.B12];&quot;.&quot;;&quot;,&quot;)/1" office:value-type="float" office:value="-0.0401394376743504" calcext:value-type="float">
            <text:p>-0,04014</text:p>
          </table:table-cell>
          <table:table-cell table:style-name="ce7" table:formula="of:=SUBSTITUTE([.C12];&quot;.&quot;;&quot;,&quot;)/1" office:value-type="string" office:string-value="" calcext:value-type="error">
            <text:p>#VALORE!</text:p>
          </table:table-cell>
          <table:table-cell table:style-name="ce7" table:formula="of:=SUBSTITUTE([.D12];&quot;.&quot;;&quot;,&quot;)/1" office:value-type="string" office:string-value="" calcext:value-type="error">
            <text:p>#VALORE!</text:p>
          </table:table-cell>
          <table:table-cell table:style-name="ce7" table:formula="of:=SUBSTITUTE([.E1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9009" calcext:value-type="float">
            <text:p>9009</text:p>
          </table:table-cell>
          <table:table-cell table:style-name="ce5" office:value-type="string" calcext:value-type="string">
            <text:p>-0.0639548883245929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3];&quot;.&quot;;&quot;,&quot;)/1" office:value-type="float" office:value="9009" calcext:value-type="float">
            <text:p>9.009,00</text:p>
          </table:table-cell>
          <table:table-cell table:formula="of:=SUBSTITUTE([.B13];&quot;.&quot;;&quot;,&quot;)/1" office:value-type="float" office:value="-0.0639548883245929" calcext:value-type="float">
            <text:p>-0,06395</text:p>
          </table:table-cell>
          <table:table-cell table:style-name="ce7" table:formula="of:=SUBSTITUTE([.C13];&quot;.&quot;;&quot;,&quot;)/1" office:value-type="string" office:string-value="" calcext:value-type="error">
            <text:p>#VALORE!</text:p>
          </table:table-cell>
          <table:table-cell table:style-name="ce7" table:formula="of:=SUBSTITUTE([.D13];&quot;.&quot;;&quot;,&quot;)/1" office:value-type="string" office:string-value="" calcext:value-type="error">
            <text:p>#VALORE!</text:p>
          </table:table-cell>
          <table:table-cell table:style-name="ce7" table:formula="of:=SUBSTITUTE([.E1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58.44531243</text:p>
          </table:table-cell>
          <table:table-cell table:style-name="ce5" office:value-type="string" calcext:value-type="string">
            <text:p>-0.0723718184110136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4];&quot;.&quot;;&quot;,&quot;)/1" office:value-type="float" office:value="9058.44531243" calcext:value-type="float">
            <text:p>9.058,45</text:p>
          </table:table-cell>
          <table:table-cell table:formula="of:=SUBSTITUTE([.B14];&quot;.&quot;;&quot;,&quot;)/1" office:value-type="float" office:value="-0.0723718184110137" calcext:value-type="float">
            <text:p>-0,07237</text:p>
          </table:table-cell>
          <table:table-cell table:style-name="ce7" table:formula="of:=SUBSTITUTE([.C14];&quot;.&quot;;&quot;,&quot;)/1" office:value-type="string" office:string-value="" calcext:value-type="error">
            <text:p>#VALORE!</text:p>
          </table:table-cell>
          <table:table-cell table:style-name="ce7" table:formula="of:=SUBSTITUTE([.D14];&quot;.&quot;;&quot;,&quot;)/1" office:value-type="string" office:string-value="" calcext:value-type="error">
            <text:p>#VALORE!</text:p>
          </table:table-cell>
          <table:table-cell table:style-name="ce7" table:formula="of:=SUBSTITUTE([.E1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08,056</text:p>
          </table:table-cell>
          <table:table-cell table:style-name="ce5" office:value-type="string" calcext:value-type="string">
            <text:p>-0.08530049504577648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5];&quot;.&quot;;&quot;,&quot;)/1" office:value-type="float" office:value="9008.056" calcext:value-type="float">
            <text:p>9.008,06</text:p>
          </table:table-cell>
          <table:table-cell table:formula="of:=SUBSTITUTE([.B15];&quot;.&quot;;&quot;,&quot;)/1" office:value-type="float" office:value="-0.0853004950457765" calcext:value-type="float">
            <text:p>-0,08530</text:p>
          </table:table-cell>
          <table:table-cell table:style-name="ce7" table:formula="of:=SUBSTITUTE([.C15];&quot;.&quot;;&quot;,&quot;)/1" office:value-type="string" office:string-value="" calcext:value-type="error">
            <text:p>#VALORE!</text:p>
          </table:table-cell>
          <table:table-cell table:style-name="ce7" table:formula="of:=SUBSTITUTE([.D15];&quot;.&quot;;&quot;,&quot;)/1" office:value-type="string" office:string-value="" calcext:value-type="error">
            <text:p>#VALORE!</text:p>
          </table:table-cell>
          <table:table-cell table:style-name="ce7" table:formula="of:=SUBSTITUTE([.E1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61.6100273</text:p>
          </table:table-cell>
          <table:table-cell table:style-name="ce5" office:value-type="string" calcext:value-type="string">
            <text:p>0.0691992334324334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6];&quot;.&quot;;&quot;,&quot;)/1" office:value-type="float" office:value="8861.6100273" calcext:value-type="float">
            <text:p>8.861,61</text:p>
          </table:table-cell>
          <table:table-cell table:formula="of:=SUBSTITUTE([.B16];&quot;.&quot;;&quot;,&quot;)/1" office:value-type="float" office:value="0.0691992334324334" calcext:value-type="float">
            <text:p>0,06920</text:p>
          </table:table-cell>
          <table:table-cell table:style-name="ce7" table:formula="of:=SUBSTITUTE([.C16];&quot;.&quot;;&quot;,&quot;)/1" office:value-type="string" office:string-value="" calcext:value-type="error">
            <text:p>#VALORE!</text:p>
          </table:table-cell>
          <table:table-cell table:style-name="ce7" table:formula="of:=SUBSTITUTE([.D16];&quot;.&quot;;&quot;,&quot;)/1" office:value-type="string" office:string-value="" calcext:value-type="error">
            <text:p>#VALORE!</text:p>
          </table:table-cell>
          <table:table-cell table:style-name="ce7" table:formula="of:=SUBSTITUTE([.E1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701" calcext:value-type="float">
            <text:p>8701</text:p>
          </table:table-cell>
          <table:table-cell table:style-name="ce5" office:value-type="string" calcext:value-type="string">
            <text:p>-0.106433329815435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7];&quot;.&quot;;&quot;,&quot;)/1" office:value-type="float" office:value="8701" calcext:value-type="float">
            <text:p>8.701,00</text:p>
          </table:table-cell>
          <table:table-cell table:formula="of:=SUBSTITUTE([.B17];&quot;.&quot;;&quot;,&quot;)/1" office:value-type="float" office:value="-0.106433329815435" calcext:value-type="float">
            <text:p>-0,10643</text:p>
          </table:table-cell>
          <table:table-cell table:style-name="ce7" table:formula="of:=SUBSTITUTE([.C17];&quot;.&quot;;&quot;,&quot;)/1" office:value-type="string" office:string-value="" calcext:value-type="error">
            <text:p>#VALORE!</text:p>
          </table:table-cell>
          <table:table-cell table:style-name="ce7" table:formula="of:=SUBSTITUTE([.D17];&quot;.&quot;;&quot;,&quot;)/1" office:value-type="string" office:string-value="" calcext:value-type="error">
            <text:p>#VALORE!</text:p>
          </table:table-cell>
          <table:table-cell table:style-name="ce7" table:formula="of:=SUBSTITUTE([.E1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375.00000148</text:p>
          </table:table-cell>
          <table:table-cell table:style-name="ce5" office:value-type="string" calcext:value-type="string">
            <text:p>-0.1380319547284111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8];&quot;.&quot;;&quot;,&quot;)/1" office:value-type="float" office:value="8375.00000148" calcext:value-type="float">
            <text:p>8.375,00</text:p>
          </table:table-cell>
          <table:table-cell table:formula="of:=SUBSTITUTE([.B18];&quot;.&quot;;&quot;,&quot;)/1" office:value-type="float" office:value="-0.138031954728411" calcext:value-type="float">
            <text:p>-0,13803</text:p>
          </table:table-cell>
          <table:table-cell table:style-name="ce7" table:formula="of:=SUBSTITUTE([.C18];&quot;.&quot;;&quot;,&quot;)/1" office:value-type="string" office:string-value="" calcext:value-type="error">
            <text:p>#VALORE!</text:p>
          </table:table-cell>
          <table:table-cell table:style-name="ce7" table:formula="of:=SUBSTITUTE([.D18];&quot;.&quot;;&quot;,&quot;)/1" office:value-type="string" office:string-value="" calcext:value-type="error">
            <text:p>#VALORE!</text:p>
          </table:table-cell>
          <table:table-cell table:style-name="ce7" table:formula="of:=SUBSTITUTE([.E1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326.14000003</text:p>
          </table:table-cell>
          <table:table-cell table:style-name="ce5" office:value-type="string" calcext:value-type="string">
            <text:p>-0.15576917680322563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19];&quot;.&quot;;&quot;,&quot;)/1" office:value-type="float" office:value="8326.14000003" calcext:value-type="float">
            <text:p>8.326,14</text:p>
          </table:table-cell>
          <table:table-cell table:formula="of:=SUBSTITUTE([.B19];&quot;.&quot;;&quot;,&quot;)/1" office:value-type="float" office:value="-0.155769176803226" calcext:value-type="float">
            <text:p>-0,15577</text:p>
          </table:table-cell>
          <table:table-cell table:style-name="ce7" table:formula="of:=SUBSTITUTE([.C19];&quot;.&quot;;&quot;,&quot;)/1" office:value-type="string" office:string-value="" calcext:value-type="error">
            <text:p>#VALORE!</text:p>
          </table:table-cell>
          <table:table-cell table:style-name="ce7" table:formula="of:=SUBSTITUTE([.D19];&quot;.&quot;;&quot;,&quot;)/1" office:value-type="string" office:string-value="" calcext:value-type="error">
            <text:p>#VALORE!</text:p>
          </table:table-cell>
          <table:table-cell table:style-name="ce7" table:formula="of:=SUBSTITUTE([.E1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385.00000001</text:p>
          </table:table-cell>
          <table:table-cell table:style-name="ce5" office:value-type="string" calcext:value-type="string">
            <text:p>-0.1628745608210059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0];&quot;.&quot;;&quot;,&quot;)/1" office:value-type="float" office:value="8385.00000001" calcext:value-type="float">
            <text:p>8.385,00</text:p>
          </table:table-cell>
          <table:table-cell table:formula="of:=SUBSTITUTE([.B20];&quot;.&quot;;&quot;,&quot;)/1" office:value-type="float" office:value="-0.162874560821006" calcext:value-type="float">
            <text:p>-0,16287</text:p>
          </table:table-cell>
          <table:table-cell table:style-name="ce7" table:formula="of:=SUBSTITUTE([.C20];&quot;.&quot;;&quot;,&quot;)/1" office:value-type="string" office:string-value="" calcext:value-type="error">
            <text:p>#VALORE!</text:p>
          </table:table-cell>
          <table:table-cell table:style-name="ce7" table:formula="of:=SUBSTITUTE([.D20];&quot;.&quot;;&quot;,&quot;)/1" office:value-type="string" office:string-value="" calcext:value-type="error">
            <text:p>#VALORE!</text:p>
          </table:table-cell>
          <table:table-cell table:style-name="ce7" table:formula="of:=SUBSTITUTE([.E2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263.99999949</text:p>
          </table:table-cell>
          <table:table-cell table:style-name="ce5" office:value-type="string" calcext:value-type="string">
            <text:p>-0.1498050008491019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1];&quot;.&quot;;&quot;,&quot;)/1" office:value-type="float" office:value="8263.99999949" calcext:value-type="float">
            <text:p>8.264,00</text:p>
          </table:table-cell>
          <table:table-cell table:formula="of:=SUBSTITUTE([.B21];&quot;.&quot;;&quot;,&quot;)/1" office:value-type="float" office:value="-0.149805000849102" calcext:value-type="float">
            <text:p>-0,14981</text:p>
          </table:table-cell>
          <table:table-cell table:style-name="ce7" table:formula="of:=SUBSTITUTE([.C21];&quot;.&quot;;&quot;,&quot;)/1" office:value-type="string" office:string-value="" calcext:value-type="error">
            <text:p>#VALORE!</text:p>
          </table:table-cell>
          <table:table-cell table:style-name="ce7" table:formula="of:=SUBSTITUTE([.D21];&quot;.&quot;;&quot;,&quot;)/1" office:value-type="string" office:string-value="" calcext:value-type="error">
            <text:p>#VALORE!</text:p>
          </table:table-cell>
          <table:table-cell table:style-name="ce7" table:formula="of:=SUBSTITUTE([.E2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96.53898674</text:p>
          </table:table-cell>
          <table:table-cell table:style-name="ce5" office:value-type="string" calcext:value-type="string">
            <text:p>0.2802360478654043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2];&quot;.&quot;;&quot;,&quot;)/1" office:value-type="float" office:value="8996.53898674" calcext:value-type="float">
            <text:p>8.996,54</text:p>
          </table:table-cell>
          <table:table-cell table:formula="of:=SUBSTITUTE([.B22];&quot;.&quot;;&quot;,&quot;)/1" office:value-type="float" office:value="0.280236047865404" calcext:value-type="float">
            <text:p>0,28024</text:p>
          </table:table-cell>
          <table:table-cell table:style-name="ce7" table:formula="of:=SUBSTITUTE([.C22];&quot;.&quot;;&quot;,&quot;)/1" office:value-type="string" office:string-value="" calcext:value-type="error">
            <text:p>#VALORE!</text:p>
          </table:table-cell>
          <table:table-cell table:style-name="ce7" table:formula="of:=SUBSTITUTE([.D22];&quot;.&quot;;&quot;,&quot;)/1" office:value-type="string" office:string-value="" calcext:value-type="error">
            <text:p>#VALORE!</text:p>
          </table:table-cell>
          <table:table-cell table:style-name="ce7" table:formula="of:=SUBSTITUTE([.E2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85.56138955</text:p>
          </table:table-cell>
          <table:table-cell table:style-name="ce5" office:value-type="string" calcext:value-type="string">
            <text:p>0.2874088970337336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3];&quot;.&quot;;&quot;,&quot;)/1" office:value-type="float" office:value="9085.56138955" calcext:value-type="float">
            <text:p>9.085,56</text:p>
          </table:table-cell>
          <table:table-cell table:formula="of:=SUBSTITUTE([.B23];&quot;.&quot;;&quot;,&quot;)/1" office:value-type="float" office:value="0.287408897033734" calcext:value-type="float">
            <text:p>0,28741</text:p>
          </table:table-cell>
          <table:table-cell table:style-name="ce7" table:formula="of:=SUBSTITUTE([.C23];&quot;.&quot;;&quot;,&quot;)/1" office:value-type="string" office:string-value="" calcext:value-type="error">
            <text:p>#VALORE!</text:p>
          </table:table-cell>
          <table:table-cell table:style-name="ce7" table:formula="of:=SUBSTITUTE([.D23];&quot;.&quot;;&quot;,&quot;)/1" office:value-type="string" office:string-value="" calcext:value-type="error">
            <text:p>#VALORE!</text:p>
          </table:table-cell>
          <table:table-cell table:style-name="ce7" table:formula="of:=SUBSTITUTE([.E2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550.00000009</text:p>
          </table:table-cell>
          <table:table-cell table:style-name="ce5" office:value-type="string" calcext:value-type="string">
            <text:p>-0.06907555733078663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4];&quot;.&quot;;&quot;,&quot;)/1" office:value-type="float" office:value="8550.00000009" calcext:value-type="float">
            <text:p>8.550,00</text:p>
          </table:table-cell>
          <table:table-cell table:formula="of:=SUBSTITUTE([.B24];&quot;.&quot;;&quot;,&quot;)/1" office:value-type="float" office:value="-0.0690755573307866" calcext:value-type="float">
            <text:p>-0,06908</text:p>
          </table:table-cell>
          <table:table-cell table:style-name="ce7" table:formula="of:=SUBSTITUTE([.C24];&quot;.&quot;;&quot;,&quot;)/1" office:value-type="string" office:string-value="" calcext:value-type="error">
            <text:p>#VALORE!</text:p>
          </table:table-cell>
          <table:table-cell table:style-name="ce7" table:formula="of:=SUBSTITUTE([.D24];&quot;.&quot;;&quot;,&quot;)/1" office:value-type="string" office:string-value="" calcext:value-type="error">
            <text:p>#VALORE!</text:p>
          </table:table-cell>
          <table:table-cell table:style-name="ce7" table:formula="of:=SUBSTITUTE([.E2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40.85012094</text:p>
          </table:table-cell>
          <table:table-cell table:style-name="ce5" office:value-type="string" calcext:value-type="string">
            <text:p>0.1994452826509311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5];&quot;.&quot;;&quot;,&quot;)/1" office:value-type="float" office:value="8840.85012094" calcext:value-type="float">
            <text:p>8.840,85</text:p>
          </table:table-cell>
          <table:table-cell table:formula="of:=SUBSTITUTE([.B25];&quot;.&quot;;&quot;,&quot;)/1" office:value-type="float" office:value="0.199445282650931" calcext:value-type="float">
            <text:p>0,19945</text:p>
          </table:table-cell>
          <table:table-cell table:style-name="ce7" table:formula="of:=SUBSTITUTE([.C25];&quot;.&quot;;&quot;,&quot;)/1" office:value-type="string" office:string-value="" calcext:value-type="error">
            <text:p>#VALORE!</text:p>
          </table:table-cell>
          <table:table-cell table:style-name="ce7" table:formula="of:=SUBSTITUTE([.D25];&quot;.&quot;;&quot;,&quot;)/1" office:value-type="string" office:string-value="" calcext:value-type="error">
            <text:p>#VALORE!</text:p>
          </table:table-cell>
          <table:table-cell table:style-name="ce7" table:formula="of:=SUBSTITUTE([.E2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01.70669743</text:p>
          </table:table-cell>
          <table:table-cell table:style-name="ce5" office:value-type="string" calcext:value-type="string">
            <text:p>0.1863432770709743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6];&quot;.&quot;;&quot;,&quot;)/1" office:value-type="float" office:value="8901.70669743" calcext:value-type="float">
            <text:p>8.901,71</text:p>
          </table:table-cell>
          <table:table-cell table:formula="of:=SUBSTITUTE([.B26];&quot;.&quot;;&quot;,&quot;)/1" office:value-type="float" office:value="0.186343277070974" calcext:value-type="float">
            <text:p>0,18634</text:p>
          </table:table-cell>
          <table:table-cell table:style-name="ce7" table:formula="of:=SUBSTITUTE([.C26];&quot;.&quot;;&quot;,&quot;)/1" office:value-type="string" office:string-value="" calcext:value-type="error">
            <text:p>#VALORE!</text:p>
          </table:table-cell>
          <table:table-cell table:style-name="ce7" table:formula="of:=SUBSTITUTE([.D26];&quot;.&quot;;&quot;,&quot;)/1" office:value-type="string" office:string-value="" calcext:value-type="error">
            <text:p>#VALORE!</text:p>
          </table:table-cell>
          <table:table-cell table:style-name="ce7" table:formula="of:=SUBSTITUTE([.E2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70.83133852</text:p>
          </table:table-cell>
          <table:table-cell table:style-name="ce5" office:value-type="string" calcext:value-type="string">
            <text:p>0.16810557788199929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7];&quot;.&quot;;&quot;,&quot;)/1" office:value-type="float" office:value="8870.83133852" calcext:value-type="float">
            <text:p>8.870,83</text:p>
          </table:table-cell>
          <table:table-cell table:formula="of:=SUBSTITUTE([.B27];&quot;.&quot;;&quot;,&quot;)/1" office:value-type="float" office:value="0.168105577881999" calcext:value-type="float">
            <text:p>0,16811</text:p>
          </table:table-cell>
          <table:table-cell table:style-name="ce7" table:formula="of:=SUBSTITUTE([.C27];&quot;.&quot;;&quot;,&quot;)/1" office:value-type="string" office:string-value="" calcext:value-type="error">
            <text:p>#VALORE!</text:p>
          </table:table-cell>
          <table:table-cell table:style-name="ce7" table:formula="of:=SUBSTITUTE([.D27];&quot;.&quot;;&quot;,&quot;)/1" office:value-type="string" office:string-value="" calcext:value-type="error">
            <text:p>#VALORE!</text:p>
          </table:table-cell>
          <table:table-cell table:style-name="ce7" table:formula="of:=SUBSTITUTE([.E2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99.99999994</text:p>
          </table:table-cell>
          <table:table-cell table:style-name="ce5" office:value-type="string" calcext:value-type="string">
            <text:p>0.13538437699980793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8];&quot;.&quot;;&quot;,&quot;)/1" office:value-type="float" office:value="8799.99999994" calcext:value-type="float">
            <text:p>8.800,00</text:p>
          </table:table-cell>
          <table:table-cell table:formula="of:=SUBSTITUTE([.B28];&quot;.&quot;;&quot;,&quot;)/1" office:value-type="float" office:value="0.135384376999808" calcext:value-type="float">
            <text:p>0,13538</text:p>
          </table:table-cell>
          <table:table-cell table:style-name="ce7" table:formula="of:=SUBSTITUTE([.C28];&quot;.&quot;;&quot;,&quot;)/1" office:value-type="string" office:string-value="" calcext:value-type="error">
            <text:p>#VALORE!</text:p>
          </table:table-cell>
          <table:table-cell table:style-name="ce7" table:formula="of:=SUBSTITUTE([.D28];&quot;.&quot;;&quot;,&quot;)/1" office:value-type="string" office:string-value="" calcext:value-type="error">
            <text:p>#VALORE!</text:p>
          </table:table-cell>
          <table:table-cell table:style-name="ce7" table:formula="of:=SUBSTITUTE([.E2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34.23150165</text:p>
          </table:table-cell>
          <table:table-cell table:style-name="ce5" office:value-type="string" calcext:value-type="string">
            <text:p>0.1056589716661013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29];&quot;.&quot;;&quot;,&quot;)/1" office:value-type="float" office:value="8834.23150165" calcext:value-type="float">
            <text:p>8.834,23</text:p>
          </table:table-cell>
          <table:table-cell table:formula="of:=SUBSTITUTE([.B29];&quot;.&quot;;&quot;,&quot;)/1" office:value-type="float" office:value="0.105658971666101" calcext:value-type="float">
            <text:p>0,10566</text:p>
          </table:table-cell>
          <table:table-cell table:style-name="ce7" table:formula="of:=SUBSTITUTE([.C29];&quot;.&quot;;&quot;,&quot;)/1" office:value-type="string" office:string-value="" calcext:value-type="error">
            <text:p>#VALORE!</text:p>
          </table:table-cell>
          <table:table-cell table:style-name="ce7" table:formula="of:=SUBSTITUTE([.D29];&quot;.&quot;;&quot;,&quot;)/1" office:value-type="string" office:string-value="" calcext:value-type="error">
            <text:p>#VALORE!</text:p>
          </table:table-cell>
          <table:table-cell table:style-name="ce7" table:formula="of:=SUBSTITUTE([.E2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58.81909227</text:p>
          </table:table-cell>
          <table:table-cell table:style-name="ce5" office:value-type="string" calcext:value-type="string">
            <text:p>0.08454886443056508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0];&quot;.&quot;;&quot;,&quot;)/1" office:value-type="float" office:value="8858.81909227" calcext:value-type="float">
            <text:p>8.858,82</text:p>
          </table:table-cell>
          <table:table-cell table:formula="of:=SUBSTITUTE([.B30];&quot;.&quot;;&quot;,&quot;)/1" office:value-type="float" office:value="0.0845488644305651" calcext:value-type="float">
            <text:p>0,08455</text:p>
          </table:table-cell>
          <table:table-cell table:style-name="ce7" table:formula="of:=SUBSTITUTE([.C30];&quot;.&quot;;&quot;,&quot;)/1" office:value-type="string" office:string-value="" calcext:value-type="error">
            <text:p>#VALORE!</text:p>
          </table:table-cell>
          <table:table-cell table:style-name="ce7" table:formula="of:=SUBSTITUTE([.D30];&quot;.&quot;;&quot;,&quot;)/1" office:value-type="string" office:string-value="" calcext:value-type="error">
            <text:p>#VALORE!</text:p>
          </table:table-cell>
          <table:table-cell table:style-name="ce7" table:formula="of:=SUBSTITUTE([.E3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76,999</text:p>
          </table:table-cell>
          <table:table-cell table:style-name="ce5" office:value-type="string" calcext:value-type="string">
            <text:p>0.2428717208050934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1];&quot;.&quot;;&quot;,&quot;)/1" office:value-type="float" office:value="8676.999" calcext:value-type="float">
            <text:p>8.677,00</text:p>
          </table:table-cell>
          <table:table-cell table:formula="of:=SUBSTITUTE([.B31];&quot;.&quot;;&quot;,&quot;)/1" office:value-type="float" office:value="0.242871720805093" calcext:value-type="float">
            <text:p>0,24287</text:p>
          </table:table-cell>
          <table:table-cell table:style-name="ce7" table:formula="of:=SUBSTITUTE([.C31];&quot;.&quot;;&quot;,&quot;)/1" office:value-type="string" office:string-value="" calcext:value-type="error">
            <text:p>#VALORE!</text:p>
          </table:table-cell>
          <table:table-cell table:style-name="ce7" table:formula="of:=SUBSTITUTE([.D31];&quot;.&quot;;&quot;,&quot;)/1" office:value-type="string" office:string-value="" calcext:value-type="error">
            <text:p>#VALORE!</text:p>
          </table:table-cell>
          <table:table-cell table:style-name="ce7" table:formula="of:=SUBSTITUTE([.E3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20.5414656</text:p>
          </table:table-cell>
          <table:table-cell table:style-name="ce5" office:value-type="string" calcext:value-type="string">
            <text:p>0.233073814211326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2];&quot;.&quot;;&quot;,&quot;)/1" office:value-type="float" office:value="8720.5414656" calcext:value-type="float">
            <text:p>8.720,54</text:p>
          </table:table-cell>
          <table:table-cell table:formula="of:=SUBSTITUTE([.B32];&quot;.&quot;;&quot;,&quot;)/1" office:value-type="float" office:value="0.233073814211326" calcext:value-type="float">
            <text:p>0,23307</text:p>
          </table:table-cell>
          <table:table-cell table:style-name="ce7" table:formula="of:=SUBSTITUTE([.C32];&quot;.&quot;;&quot;,&quot;)/1" office:value-type="string" office:string-value="" calcext:value-type="error">
            <text:p>#VALORE!</text:p>
          </table:table-cell>
          <table:table-cell table:style-name="ce7" table:formula="of:=SUBSTITUTE([.D32];&quot;.&quot;;&quot;,&quot;)/1" office:value-type="string" office:string-value="" calcext:value-type="error">
            <text:p>#VALORE!</text:p>
          </table:table-cell>
          <table:table-cell table:style-name="ce7" table:formula="of:=SUBSTITUTE([.E3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96.29719454</text:p>
          </table:table-cell>
          <table:table-cell table:style-name="ce5" office:value-type="string" calcext:value-type="string">
            <text:p>0.21686059675016098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3];&quot;.&quot;;&quot;,&quot;)/1" office:value-type="float" office:value="8696.29719454" calcext:value-type="float">
            <text:p>8.696,30</text:p>
          </table:table-cell>
          <table:table-cell table:formula="of:=SUBSTITUTE([.B33];&quot;.&quot;;&quot;,&quot;)/1" office:value-type="float" office:value="0.216860596750161" calcext:value-type="float">
            <text:p>0,21686</text:p>
          </table:table-cell>
          <table:table-cell table:style-name="ce7" table:formula="of:=SUBSTITUTE([.C33];&quot;.&quot;;&quot;,&quot;)/1" office:value-type="string" office:string-value="" calcext:value-type="error">
            <text:p>#VALORE!</text:p>
          </table:table-cell>
          <table:table-cell table:style-name="ce7" table:formula="of:=SUBSTITUTE([.D33];&quot;.&quot;;&quot;,&quot;)/1" office:value-type="string" office:string-value="" calcext:value-type="error">
            <text:p>#VALORE!</text:p>
          </table:table-cell>
          <table:table-cell table:style-name="ce7" table:formula="of:=SUBSTITUTE([.E3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26.00000165</text:p>
          </table:table-cell>
          <table:table-cell table:style-name="ce5" office:value-type="string" calcext:value-type="string">
            <text:p>0.18433642248836668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4];&quot;.&quot;;&quot;,&quot;)/1" office:value-type="float" office:value="8626.00000165" calcext:value-type="float">
            <text:p>8.626,00</text:p>
          </table:table-cell>
          <table:table-cell table:formula="of:=SUBSTITUTE([.B34];&quot;.&quot;;&quot;,&quot;)/1" office:value-type="float" office:value="0.184336422488367" calcext:value-type="float">
            <text:p>0,18434</text:p>
          </table:table-cell>
          <table:table-cell table:style-name="ce7" table:formula="of:=SUBSTITUTE([.C34];&quot;.&quot;;&quot;,&quot;)/1" office:value-type="string" office:string-value="" calcext:value-type="error">
            <text:p>#VALORE!</text:p>
          </table:table-cell>
          <table:table-cell table:style-name="ce7" table:formula="of:=SUBSTITUTE([.D34];&quot;.&quot;;&quot;,&quot;)/1" office:value-type="string" office:string-value="" calcext:value-type="error">
            <text:p>#VALORE!</text:p>
          </table:table-cell>
          <table:table-cell table:style-name="ce7" table:formula="of:=SUBSTITUTE([.E3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67.500211</text:p>
          </table:table-cell>
          <table:table-cell table:style-name="ce5" office:value-type="string" calcext:value-type="string">
            <text:p>0.1547168674003471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5];&quot;.&quot;;&quot;,&quot;)/1" office:value-type="float" office:value="8667.500211" calcext:value-type="float">
            <text:p>8.667,50</text:p>
          </table:table-cell>
          <table:table-cell table:formula="of:=SUBSTITUTE([.B35];&quot;.&quot;;&quot;,&quot;)/1" office:value-type="float" office:value="0.154716867400347" calcext:value-type="float">
            <text:p>0,15472</text:p>
          </table:table-cell>
          <table:table-cell table:style-name="ce7" table:formula="of:=SUBSTITUTE([.C35];&quot;.&quot;;&quot;,&quot;)/1" office:value-type="string" office:string-value="" calcext:value-type="error">
            <text:p>#VALORE!</text:p>
          </table:table-cell>
          <table:table-cell table:style-name="ce7" table:formula="of:=SUBSTITUTE([.D35];&quot;.&quot;;&quot;,&quot;)/1" office:value-type="string" office:string-value="" calcext:value-type="error">
            <text:p>#VALORE!</text:p>
          </table:table-cell>
          <table:table-cell table:style-name="ce7" table:formula="of:=SUBSTITUTE([.E3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17.24999714</text:p>
          </table:table-cell>
          <table:table-cell table:style-name="ce5" office:value-type="string" calcext:value-type="string">
            <text:p>0.137544134668417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6];&quot;.&quot;;&quot;,&quot;)/1" office:value-type="float" office:value="8717.24999714" calcext:value-type="float">
            <text:p>8.717,25</text:p>
          </table:table-cell>
          <table:table-cell table:formula="of:=SUBSTITUTE([.B36];&quot;.&quot;;&quot;,&quot;)/1" office:value-type="float" office:value="0.137544134668418" calcext:value-type="float">
            <text:p>0,13754</text:p>
          </table:table-cell>
          <table:table-cell table:style-name="ce7" table:formula="of:=SUBSTITUTE([.C36];&quot;.&quot;;&quot;,&quot;)/1" office:value-type="string" office:string-value="" calcext:value-type="error">
            <text:p>#VALORE!</text:p>
          </table:table-cell>
          <table:table-cell table:style-name="ce7" table:formula="of:=SUBSTITUTE([.D36];&quot;.&quot;;&quot;,&quot;)/1" office:value-type="string" office:string-value="" calcext:value-type="error">
            <text:p>#VALORE!</text:p>
          </table:table-cell>
          <table:table-cell table:style-name="ce7" table:formula="of:=SUBSTITUTE([.E3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90.92000064</text:p>
          </table:table-cell>
          <table:table-cell table:style-name="ce5" office:value-type="string" calcext:value-type="string">
            <text:p>0.2945124220826338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7];&quot;.&quot;;&quot;,&quot;)/1" office:value-type="float" office:value="8890.92000064" calcext:value-type="float">
            <text:p>8.890,92</text:p>
          </table:table-cell>
          <table:table-cell table:formula="of:=SUBSTITUTE([.B37];&quot;.&quot;;&quot;,&quot;)/1" office:value-type="float" office:value="0.294512422082634" calcext:value-type="float">
            <text:p>0,29451</text:p>
          </table:table-cell>
          <table:table-cell table:style-name="ce7" table:formula="of:=SUBSTITUTE([.C37];&quot;.&quot;;&quot;,&quot;)/1" office:value-type="string" office:string-value="" calcext:value-type="error">
            <text:p>#VALORE!</text:p>
          </table:table-cell>
          <table:table-cell table:style-name="ce7" table:formula="of:=SUBSTITUTE([.D37];&quot;.&quot;;&quot;,&quot;)/1" office:value-type="string" office:string-value="" calcext:value-type="error">
            <text:p>#VALORE!</text:p>
          </table:table-cell>
          <table:table-cell table:style-name="ce7" table:formula="of:=SUBSTITUTE([.E3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53.09094458</text:p>
          </table:table-cell>
          <table:table-cell table:style-name="ce5" office:value-type="string" calcext:value-type="string">
            <text:p>0.28086928997504546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8];&quot;.&quot;;&quot;,&quot;)/1" office:value-type="float" office:value="8953.09094458" calcext:value-type="float">
            <text:p>8.953,09</text:p>
          </table:table-cell>
          <table:table-cell table:formula="of:=SUBSTITUTE([.B38];&quot;.&quot;;&quot;,&quot;)/1" office:value-type="float" office:value="0.280869289975045" calcext:value-type="float">
            <text:p>0,28087</text:p>
          </table:table-cell>
          <table:table-cell table:style-name="ce7" table:formula="of:=SUBSTITUTE([.C38];&quot;.&quot;;&quot;,&quot;)/1" office:value-type="string" office:string-value="" calcext:value-type="error">
            <text:p>#VALORE!</text:p>
          </table:table-cell>
          <table:table-cell table:style-name="ce7" table:formula="of:=SUBSTITUTE([.D38];&quot;.&quot;;&quot;,&quot;)/1" office:value-type="string" office:string-value="" calcext:value-type="error">
            <text:p>#VALORE!</text:p>
          </table:table-cell>
          <table:table-cell table:style-name="ce7" table:formula="of:=SUBSTITUTE([.E3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53.95999918</text:p>
          </table:table-cell>
          <table:table-cell table:style-name="ce5" office:value-type="string" calcext:value-type="string">
            <text:p>0.2631052256326674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39];&quot;.&quot;;&quot;,&quot;)/1" office:value-type="float" office:value="8953.95999918" calcext:value-type="float">
            <text:p>8.953,96</text:p>
          </table:table-cell>
          <table:table-cell table:formula="of:=SUBSTITUTE([.B39];&quot;.&quot;;&quot;,&quot;)/1" office:value-type="float" office:value="0.263105225632667" calcext:value-type="float">
            <text:p>0,26311</text:p>
          </table:table-cell>
          <table:table-cell table:style-name="ce7" table:formula="of:=SUBSTITUTE([.C39];&quot;.&quot;;&quot;,&quot;)/1" office:value-type="string" office:string-value="" calcext:value-type="error">
            <text:p>#VALORE!</text:p>
          </table:table-cell>
          <table:table-cell table:style-name="ce7" table:formula="of:=SUBSTITUTE([.D39];&quot;.&quot;;&quot;,&quot;)/1" office:value-type="string" office:string-value="" calcext:value-type="error">
            <text:p>#VALORE!</text:p>
          </table:table-cell>
          <table:table-cell table:style-name="ce7" table:formula="of:=SUBSTITUTE([.E3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03.21</text:p>
          </table:table-cell>
          <table:table-cell table:style-name="ce5" office:value-type="string" calcext:value-type="string">
            <text:p>0.2332789515000085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0];&quot;.&quot;;&quot;,&quot;)/1" office:value-type="float" office:value="8903.21" calcext:value-type="float">
            <text:p>8.903,21</text:p>
          </table:table-cell>
          <table:table-cell table:formula="of:=SUBSTITUTE([.B40];&quot;.&quot;;&quot;,&quot;)/1" office:value-type="float" office:value="0.233278951500009" calcext:value-type="float">
            <text:p>0,23328</text:p>
          </table:table-cell>
          <table:table-cell table:style-name="ce7" table:formula="of:=SUBSTITUTE([.C40];&quot;.&quot;;&quot;,&quot;)/1" office:value-type="string" office:string-value="" calcext:value-type="error">
            <text:p>#VALORE!</text:p>
          </table:table-cell>
          <table:table-cell table:style-name="ce7" table:formula="of:=SUBSTITUTE([.D40];&quot;.&quot;;&quot;,&quot;)/1" office:value-type="string" office:string-value="" calcext:value-type="error">
            <text:p>#VALORE!</text:p>
          </table:table-cell>
          <table:table-cell table:style-name="ce7" table:formula="of:=SUBSTITUTE([.E4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83.338149</text:p>
          </table:table-cell>
          <table:table-cell table:style-name="ce5" office:value-type="string" calcext:value-type="string">
            <text:p>0.1959213079764975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1];&quot;.&quot;;&quot;,&quot;)/1" office:value-type="float" office:value="8883.338149" calcext:value-type="float">
            <text:p>8.883,34</text:p>
          </table:table-cell>
          <table:table-cell table:formula="of:=SUBSTITUTE([.B41];&quot;.&quot;;&quot;,&quot;)/1" office:value-type="float" office:value="0.195921307976498" calcext:value-type="float">
            <text:p>0,19592</text:p>
          </table:table-cell>
          <table:table-cell table:style-name="ce7" table:formula="of:=SUBSTITUTE([.C41];&quot;.&quot;;&quot;,&quot;)/1" office:value-type="string" office:string-value="" calcext:value-type="error">
            <text:p>#VALORE!</text:p>
          </table:table-cell>
          <table:table-cell table:style-name="ce7" table:formula="of:=SUBSTITUTE([.D41];&quot;.&quot;;&quot;,&quot;)/1" office:value-type="string" office:string-value="" calcext:value-type="error">
            <text:p>#VALORE!</text:p>
          </table:table-cell>
          <table:table-cell table:style-name="ce7" table:formula="of:=SUBSTITUTE([.E4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94.38846189</text:p>
          </table:table-cell>
          <table:table-cell table:style-name="ce5" office:value-type="string" calcext:value-type="string">
            <text:p>0.15024364408386703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2];&quot;.&quot;;&quot;,&quot;)/1" office:value-type="float" office:value="8994.38846189" calcext:value-type="float">
            <text:p>8.994,39</text:p>
          </table:table-cell>
          <table:table-cell table:formula="of:=SUBSTITUTE([.B42];&quot;.&quot;;&quot;,&quot;)/1" office:value-type="float" office:value="0.150243644083867" calcext:value-type="float">
            <text:p>0,15024</text:p>
          </table:table-cell>
          <table:table-cell table:style-name="ce7" table:formula="of:=SUBSTITUTE([.C42];&quot;.&quot;;&quot;,&quot;)/1" office:value-type="string" office:string-value="" calcext:value-type="error">
            <text:p>#VALORE!</text:p>
          </table:table-cell>
          <table:table-cell table:style-name="ce7" table:formula="of:=SUBSTITUTE([.D42];&quot;.&quot;;&quot;,&quot;)/1" office:value-type="string" office:string-value="" calcext:value-type="error">
            <text:p>#VALORE!</text:p>
          </table:table-cell>
          <table:table-cell table:style-name="ce7" table:formula="of:=SUBSTITUTE([.E4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20.00409932</text:p>
          </table:table-cell>
          <table:table-cell table:style-name="ce5" office:value-type="string" calcext:value-type="string">
            <text:p>0.1391937945837982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3];&quot;.&quot;;&quot;,&quot;)/1" office:value-type="float" office:value="9020.00409932" calcext:value-type="float">
            <text:p>9.020,00</text:p>
          </table:table-cell>
          <table:table-cell table:formula="of:=SUBSTITUTE([.B43];&quot;.&quot;;&quot;,&quot;)/1" office:value-type="float" office:value="0.139193794583798" calcext:value-type="float">
            <text:p>0,13919</text:p>
          </table:table-cell>
          <table:table-cell table:style-name="ce7" table:formula="of:=SUBSTITUTE([.C43];&quot;.&quot;;&quot;,&quot;)/1" office:value-type="string" office:string-value="" calcext:value-type="error">
            <text:p>#VALORE!</text:p>
          </table:table-cell>
          <table:table-cell table:style-name="ce7" table:formula="of:=SUBSTITUTE([.D43];&quot;.&quot;;&quot;,&quot;)/1" office:value-type="string" office:string-value="" calcext:value-type="error">
            <text:p>#VALORE!</text:p>
          </table:table-cell>
          <table:table-cell table:style-name="ce7" table:formula="of:=SUBSTITUTE([.E4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47.00000044</text:p>
          </table:table-cell>
          <table:table-cell table:style-name="ce5" office:value-type="string" calcext:value-type="string">
            <text:p>0.1366606663033446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4];&quot;.&quot;;&quot;,&quot;)/1" office:value-type="float" office:value="9047.00000044" calcext:value-type="float">
            <text:p>9.047,00</text:p>
          </table:table-cell>
          <table:table-cell table:formula="of:=SUBSTITUTE([.B44];&quot;.&quot;;&quot;,&quot;)/1" office:value-type="float" office:value="0.136660666303345" calcext:value-type="float">
            <text:p>0,13666</text:p>
          </table:table-cell>
          <table:table-cell table:style-name="ce7" table:formula="of:=SUBSTITUTE([.C44];&quot;.&quot;;&quot;,&quot;)/1" office:value-type="string" office:string-value="" calcext:value-type="error">
            <text:p>#VALORE!</text:p>
          </table:table-cell>
          <table:table-cell table:style-name="ce7" table:formula="of:=SUBSTITUTE([.D44];&quot;.&quot;;&quot;,&quot;)/1" office:value-type="string" office:string-value="" calcext:value-type="error">
            <text:p>#VALORE!</text:p>
          </table:table-cell>
          <table:table-cell table:style-name="ce7" table:formula="of:=SUBSTITUTE([.E4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92.58569543</text:p>
          </table:table-cell>
          <table:table-cell table:style-name="ce5" office:value-type="string" calcext:value-type="string">
            <text:p>0.2933233669168383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5];&quot;.&quot;;&quot;,&quot;)/1" office:value-type="float" office:value="9392.58569543" calcext:value-type="float">
            <text:p>9.392,59</text:p>
          </table:table-cell>
          <table:table-cell table:formula="of:=SUBSTITUTE([.B45];&quot;.&quot;;&quot;,&quot;)/1" office:value-type="float" office:value="0.293323366916838" calcext:value-type="float">
            <text:p>0,29332</text:p>
          </table:table-cell>
          <table:table-cell table:style-name="ce7" table:formula="of:=SUBSTITUTE([.C45];&quot;.&quot;;&quot;,&quot;)/1" office:value-type="string" office:string-value="" calcext:value-type="error">
            <text:p>#VALORE!</text:p>
          </table:table-cell>
          <table:table-cell table:style-name="ce7" table:formula="of:=SUBSTITUTE([.D45];&quot;.&quot;;&quot;,&quot;)/1" office:value-type="string" office:string-value="" calcext:value-type="error">
            <text:p>#VALORE!</text:p>
          </table:table-cell>
          <table:table-cell table:style-name="ce7" table:formula="of:=SUBSTITUTE([.E4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456.2878265</text:p>
          </table:table-cell>
          <table:table-cell table:style-name="ce5" office:value-type="string" calcext:value-type="string">
            <text:p>0.29009528853401595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6];&quot;.&quot;;&quot;,&quot;)/1" office:value-type="float" office:value="9456.2878265" calcext:value-type="float">
            <text:p>9.456,29</text:p>
          </table:table-cell>
          <table:table-cell table:formula="of:=SUBSTITUTE([.B46];&quot;.&quot;;&quot;,&quot;)/1" office:value-type="float" office:value="0.290095288534016" calcext:value-type="float">
            <text:p>0,29010</text:p>
          </table:table-cell>
          <table:table-cell table:style-name="ce7" table:formula="of:=SUBSTITUTE([.C46];&quot;.&quot;;&quot;,&quot;)/1" office:value-type="string" office:string-value="" calcext:value-type="error">
            <text:p>#VALORE!</text:p>
          </table:table-cell>
          <table:table-cell table:style-name="ce7" table:formula="of:=SUBSTITUTE([.D46];&quot;.&quot;;&quot;,&quot;)/1" office:value-type="string" office:string-value="" calcext:value-type="error">
            <text:p>#VALORE!</text:p>
          </table:table-cell>
          <table:table-cell table:style-name="ce7" table:formula="of:=SUBSTITUTE([.E4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74.27412991</text:p>
          </table:table-cell>
          <table:table-cell table:style-name="ce5" office:value-type="string" calcext:value-type="string">
            <text:p>0.269555389535547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7];&quot;.&quot;;&quot;,&quot;)/1" office:value-type="float" office:value="9374.27412991" calcext:value-type="float">
            <text:p>9.374,27</text:p>
          </table:table-cell>
          <table:table-cell table:formula="of:=SUBSTITUTE([.B47];&quot;.&quot;;&quot;,&quot;)/1" office:value-type="float" office:value="0.269555389535547" calcext:value-type="float">
            <text:p>0,26956</text:p>
          </table:table-cell>
          <table:table-cell table:style-name="ce7" table:formula="of:=SUBSTITUTE([.C47];&quot;.&quot;;&quot;,&quot;)/1" office:value-type="string" office:string-value="" calcext:value-type="error">
            <text:p>#VALORE!</text:p>
          </table:table-cell>
          <table:table-cell table:style-name="ce7" table:formula="of:=SUBSTITUTE([.D47];&quot;.&quot;;&quot;,&quot;)/1" office:value-type="string" office:string-value="" calcext:value-type="error">
            <text:p>#VALORE!</text:p>
          </table:table-cell>
          <table:table-cell table:style-name="ce7" table:formula="of:=SUBSTITUTE([.E4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12.9770532</text:p>
          </table:table-cell>
          <table:table-cell table:style-name="ce5" office:value-type="string" calcext:value-type="string">
            <text:p>0.0810144238166231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8];&quot;.&quot;;&quot;,&quot;)/1" office:value-type="float" office:value="9312.9770532" calcext:value-type="float">
            <text:p>9.312,98</text:p>
          </table:table-cell>
          <table:table-cell table:formula="of:=SUBSTITUTE([.B48];&quot;.&quot;;&quot;,&quot;)/1" office:value-type="float" office:value="0.0810144238166231" calcext:value-type="float">
            <text:p>0,08101</text:p>
          </table:table-cell>
          <table:table-cell table:style-name="ce7" table:formula="of:=SUBSTITUTE([.C48];&quot;.&quot;;&quot;,&quot;)/1" office:value-type="string" office:string-value="" calcext:value-type="error">
            <text:p>#VALORE!</text:p>
          </table:table-cell>
          <table:table-cell table:style-name="ce7" table:formula="of:=SUBSTITUTE([.D48];&quot;.&quot;;&quot;,&quot;)/1" office:value-type="string" office:string-value="" calcext:value-type="error">
            <text:p>#VALORE!</text:p>
          </table:table-cell>
          <table:table-cell table:style-name="ce7" table:formula="of:=SUBSTITUTE([.E4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20.32524723</text:p>
          </table:table-cell>
          <table:table-cell table:style-name="ce5" office:value-type="string" calcext:value-type="string">
            <text:p>0.07519800760279918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49];&quot;.&quot;;&quot;,&quot;)/1" office:value-type="float" office:value="9320.32524723" calcext:value-type="float">
            <text:p>9.320,33</text:p>
          </table:table-cell>
          <table:table-cell table:formula="of:=SUBSTITUTE([.B49];&quot;.&quot;;&quot;,&quot;)/1" office:value-type="float" office:value="0.0751980076027992" calcext:value-type="float">
            <text:p>0,07520</text:p>
          </table:table-cell>
          <table:table-cell table:style-name="ce7" table:formula="of:=SUBSTITUTE([.C49];&quot;.&quot;;&quot;,&quot;)/1" office:value-type="string" office:string-value="" calcext:value-type="error">
            <text:p>#VALORE!</text:p>
          </table:table-cell>
          <table:table-cell table:style-name="ce7" table:formula="of:=SUBSTITUTE([.D49];&quot;.&quot;;&quot;,&quot;)/1" office:value-type="string" office:string-value="" calcext:value-type="error">
            <text:p>#VALORE!</text:p>
          </table:table-cell>
          <table:table-cell table:style-name="ce7" table:formula="of:=SUBSTITUTE([.E4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49.97482365</text:p>
          </table:table-cell>
          <table:table-cell table:style-name="ce5" office:value-type="string" calcext:value-type="string">
            <text:p>0.071648917826803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0];&quot;.&quot;;&quot;,&quot;)/1" office:value-type="float" office:value="9349.97482365" calcext:value-type="float">
            <text:p>9.349,97</text:p>
          </table:table-cell>
          <table:table-cell table:formula="of:=SUBSTITUTE([.B50];&quot;.&quot;;&quot;,&quot;)/1" office:value-type="float" office:value="0.0716489178268031" calcext:value-type="float">
            <text:p>0,07165</text:p>
          </table:table-cell>
          <table:table-cell table:style-name="ce7" table:formula="of:=SUBSTITUTE([.C50];&quot;.&quot;;&quot;,&quot;)/1" office:value-type="string" office:string-value="" calcext:value-type="error">
            <text:p>#VALORE!</text:p>
          </table:table-cell>
          <table:table-cell table:style-name="ce7" table:formula="of:=SUBSTITUTE([.D50];&quot;.&quot;;&quot;,&quot;)/1" office:value-type="string" office:string-value="" calcext:value-type="error">
            <text:p>#VALORE!</text:p>
          </table:table-cell>
          <table:table-cell table:style-name="ce7" table:formula="of:=SUBSTITUTE([.E5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88.55707857</text:p>
          </table:table-cell>
          <table:table-cell table:style-name="ce5" office:value-type="string" calcext:value-type="string">
            <text:p>-0.154672578786088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1];&quot;.&quot;;&quot;,&quot;)/1" office:value-type="float" office:value="9088.55707857" calcext:value-type="float">
            <text:p>9.088,56</text:p>
          </table:table-cell>
          <table:table-cell table:formula="of:=SUBSTITUTE([.B51];&quot;.&quot;;&quot;,&quot;)/1" office:value-type="float" office:value="-0.154672578786088" calcext:value-type="float">
            <text:p>-0,15467</text:p>
          </table:table-cell>
          <table:table-cell table:style-name="ce7" table:formula="of:=SUBSTITUTE([.C51];&quot;.&quot;;&quot;,&quot;)/1" office:value-type="string" office:string-value="" calcext:value-type="error">
            <text:p>#VALORE!</text:p>
          </table:table-cell>
          <table:table-cell table:style-name="ce7" table:formula="of:=SUBSTITUTE([.D51];&quot;.&quot;;&quot;,&quot;)/1" office:value-type="string" office:string-value="" calcext:value-type="error">
            <text:p>#VALORE!</text:p>
          </table:table-cell>
          <table:table-cell table:style-name="ce7" table:formula="of:=SUBSTITUTE([.E5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81.36329997</text:p>
          </table:table-cell>
          <table:table-cell table:style-name="ce5" office:value-type="string" calcext:value-type="string">
            <text:p>-0.1562239870461322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2];&quot;.&quot;;&quot;,&quot;)/1" office:value-type="float" office:value="9081.36329997" calcext:value-type="float">
            <text:p>9.081,36</text:p>
          </table:table-cell>
          <table:table-cell table:formula="of:=SUBSTITUTE([.B52];&quot;.&quot;;&quot;,&quot;)/1" office:value-type="float" office:value="-0.156223987046132" calcext:value-type="float">
            <text:p>-0,15622</text:p>
          </table:table-cell>
          <table:table-cell table:style-name="ce7" table:formula="of:=SUBSTITUTE([.C52];&quot;.&quot;;&quot;,&quot;)/1" office:value-type="string" office:string-value="" calcext:value-type="error">
            <text:p>#VALORE!</text:p>
          </table:table-cell>
          <table:table-cell table:style-name="ce7" table:formula="of:=SUBSTITUTE([.D52];&quot;.&quot;;&quot;,&quot;)/1" office:value-type="string" office:string-value="" calcext:value-type="error">
            <text:p>#VALORE!</text:p>
          </table:table-cell>
          <table:table-cell table:style-name="ce7" table:formula="of:=SUBSTITUTE([.E5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12.98209163</text:p>
          </table:table-cell>
          <table:table-cell table:style-name="ce5" office:value-type="string" calcext:value-type="string">
            <text:p>0.0010610330029908856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3];&quot;.&quot;;&quot;,&quot;)/1" office:value-type="float" office:value="9112.98209163" calcext:value-type="float">
            <text:p>9.112,98</text:p>
          </table:table-cell>
          <table:table-cell table:formula="of:=SUBSTITUTE([.B53];&quot;.&quot;;&quot;,&quot;)/1" office:value-type="float" office:value="0.00106103300299089" calcext:value-type="float">
            <text:p>0,00106</text:p>
          </table:table-cell>
          <table:table-cell table:style-name="ce7" table:formula="of:=SUBSTITUTE([.C53];&quot;.&quot;;&quot;,&quot;)/1" office:value-type="string" office:string-value="" calcext:value-type="error">
            <text:p>#VALORE!</text:p>
          </table:table-cell>
          <table:table-cell table:style-name="ce7" table:formula="of:=SUBSTITUTE([.D53];&quot;.&quot;;&quot;,&quot;)/1" office:value-type="string" office:string-value="" calcext:value-type="error">
            <text:p>#VALORE!</text:p>
          </table:table-cell>
          <table:table-cell table:style-name="ce7" table:formula="of:=SUBSTITUTE([.E5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66.78377343</text:p>
          </table:table-cell>
          <table:table-cell table:style-name="ce5" office:value-type="string" calcext:value-type="string">
            <text:p>-0.014529482333786349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4];&quot;.&quot;;&quot;,&quot;)/1" office:value-type="float" office:value="9066.78377343" calcext:value-type="float">
            <text:p>9.066,78</text:p>
          </table:table-cell>
          <table:table-cell table:formula="of:=SUBSTITUTE([.B54];&quot;.&quot;;&quot;,&quot;)/1" office:value-type="float" office:value="-0.0145294823337863" calcext:value-type="float">
            <text:p>-0,01453</text:p>
          </table:table-cell>
          <table:table-cell table:style-name="ce7" table:formula="of:=SUBSTITUTE([.C54];&quot;.&quot;;&quot;,&quot;)/1" office:value-type="string" office:string-value="" calcext:value-type="error">
            <text:p>#VALORE!</text:p>
          </table:table-cell>
          <table:table-cell table:style-name="ce7" table:formula="of:=SUBSTITUTE([.D54];&quot;.&quot;;&quot;,&quot;)/1" office:value-type="string" office:string-value="" calcext:value-type="error">
            <text:p>#VALORE!</text:p>
          </table:table-cell>
          <table:table-cell table:style-name="ce7" table:formula="of:=SUBSTITUTE([.E5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53.64136521</text:p>
          </table:table-cell>
          <table:table-cell table:style-name="ce5" office:value-type="string" calcext:value-type="string">
            <text:p>-0.0349138619602880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5];&quot;.&quot;;&quot;,&quot;)/1" office:value-type="float" office:value="9053.64136521" calcext:value-type="float">
            <text:p>9.053,64</text:p>
          </table:table-cell>
          <table:table-cell table:formula="of:=SUBSTITUTE([.B55];&quot;.&quot;;&quot;,&quot;)/1" office:value-type="float" office:value="-0.0349138619602881" calcext:value-type="float">
            <text:p>-0,03491</text:p>
          </table:table-cell>
          <table:table-cell table:style-name="ce7" table:formula="of:=SUBSTITUTE([.C55];&quot;.&quot;;&quot;,&quot;)/1" office:value-type="string" office:string-value="" calcext:value-type="error">
            <text:p>#VALORE!</text:p>
          </table:table-cell>
          <table:table-cell table:style-name="ce7" table:formula="of:=SUBSTITUTE([.D55];&quot;.&quot;;&quot;,&quot;)/1" office:value-type="string" office:string-value="" calcext:value-type="error">
            <text:p>#VALORE!</text:p>
          </table:table-cell>
          <table:table-cell table:style-name="ce7" table:formula="of:=SUBSTITUTE([.E5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15.56138953</text:p>
          </table:table-cell>
          <table:table-cell table:style-name="ce5" office:value-type="string" calcext:value-type="string">
            <text:p>-0.04301965025027458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6];&quot;.&quot;;&quot;,&quot;)/1" office:value-type="float" office:value="9115.56138953" calcext:value-type="float">
            <text:p>9.115,56</text:p>
          </table:table-cell>
          <table:table-cell table:formula="of:=SUBSTITUTE([.B56];&quot;.&quot;;&quot;,&quot;)/1" office:value-type="float" office:value="-0.0430196502502746" calcext:value-type="float">
            <text:p>-0,04302</text:p>
          </table:table-cell>
          <table:table-cell table:style-name="ce7" table:formula="of:=SUBSTITUTE([.C56];&quot;.&quot;;&quot;,&quot;)/1" office:value-type="string" office:string-value="" calcext:value-type="error">
            <text:p>#VALORE!</text:p>
          </table:table-cell>
          <table:table-cell table:style-name="ce7" table:formula="of:=SUBSTITUTE([.D56];&quot;.&quot;;&quot;,&quot;)/1" office:value-type="string" office:string-value="" calcext:value-type="error">
            <text:p>#VALORE!</text:p>
          </table:table-cell>
          <table:table-cell table:style-name="ce7" table:formula="of:=SUBSTITUTE([.E5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81.00710664</text:p>
          </table:table-cell>
          <table:table-cell table:style-name="ce5" office:value-type="string" calcext:value-type="string">
            <text:p>-0.04991778434051358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7];&quot;.&quot;;&quot;,&quot;)/1" office:value-type="float" office:value="9081.00710664" calcext:value-type="float">
            <text:p>9.081,01</text:p>
          </table:table-cell>
          <table:table-cell table:formula="of:=SUBSTITUTE([.B57];&quot;.&quot;;&quot;,&quot;)/1" office:value-type="float" office:value="-0.0499177843405136" calcext:value-type="float">
            <text:p>-0,04992</text:p>
          </table:table-cell>
          <table:table-cell table:style-name="ce7" table:formula="of:=SUBSTITUTE([.C57];&quot;.&quot;;&quot;,&quot;)/1" office:value-type="string" office:string-value="" calcext:value-type="error">
            <text:p>#VALORE!</text:p>
          </table:table-cell>
          <table:table-cell table:style-name="ce7" table:formula="of:=SUBSTITUTE([.D57];&quot;.&quot;;&quot;,&quot;)/1" office:value-type="string" office:string-value="" calcext:value-type="error">
            <text:p>#VALORE!</text:p>
          </table:table-cell>
          <table:table-cell table:style-name="ce7" table:formula="of:=SUBSTITUTE([.E5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93.47809196</text:p>
          </table:table-cell>
          <table:table-cell table:style-name="ce5" office:value-type="string" calcext:value-type="string">
            <text:p>-0.0523205853084206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8];&quot;.&quot;;&quot;,&quot;)/1" office:value-type="float" office:value="9093.47809196" calcext:value-type="float">
            <text:p>9.093,48</text:p>
          </table:table-cell>
          <table:table-cell table:formula="of:=SUBSTITUTE([.B58];&quot;.&quot;;&quot;,&quot;)/1" office:value-type="float" office:value="-0.0523205853084207" calcext:value-type="float">
            <text:p>-0,05232</text:p>
          </table:table-cell>
          <table:table-cell table:style-name="ce7" table:formula="of:=SUBSTITUTE([.C58];&quot;.&quot;;&quot;,&quot;)/1" office:value-type="string" office:string-value="" calcext:value-type="error">
            <text:p>#VALORE!</text:p>
          </table:table-cell>
          <table:table-cell table:style-name="ce7" table:formula="of:=SUBSTITUTE([.D58];&quot;.&quot;;&quot;,&quot;)/1" office:value-type="string" office:string-value="" calcext:value-type="error">
            <text:p>#VALORE!</text:p>
          </table:table-cell>
          <table:table-cell table:style-name="ce7" table:formula="of:=SUBSTITUTE([.E5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48.88876403</text:p>
          </table:table-cell>
          <table:table-cell table:style-name="ce5" office:value-type="string" calcext:value-type="string">
            <text:p>-0.05477946459249129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59];&quot;.&quot;;&quot;,&quot;)/1" office:value-type="float" office:value="9048.88876403" calcext:value-type="float">
            <text:p>9.048,89</text:p>
          </table:table-cell>
          <table:table-cell table:formula="of:=SUBSTITUTE([.B59];&quot;.&quot;;&quot;,&quot;)/1" office:value-type="float" office:value="-0.0547794645924913" calcext:value-type="float">
            <text:p>-0,05478</text:p>
          </table:table-cell>
          <table:table-cell table:style-name="ce7" table:formula="of:=SUBSTITUTE([.C59];&quot;.&quot;;&quot;,&quot;)/1" office:value-type="string" office:string-value="" calcext:value-type="error">
            <text:p>#VALORE!</text:p>
          </table:table-cell>
          <table:table-cell table:style-name="ce7" table:formula="of:=SUBSTITUTE([.D59];&quot;.&quot;;&quot;,&quot;)/1" office:value-type="string" office:string-value="" calcext:value-type="error">
            <text:p>#VALORE!</text:p>
          </table:table-cell>
          <table:table-cell table:style-name="ce7" table:formula="of:=SUBSTITUTE([.E5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13.73751608</text:p>
          </table:table-cell>
          <table:table-cell table:style-name="ce5" office:value-type="string" calcext:value-type="string">
            <text:p>0.1053601690825567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0];&quot;.&quot;;&quot;,&quot;)/1" office:value-type="float" office:value="9113.73751608" calcext:value-type="float">
            <text:p>9.113,74</text:p>
          </table:table-cell>
          <table:table-cell table:formula="of:=SUBSTITUTE([.B60];&quot;.&quot;;&quot;,&quot;)/1" office:value-type="float" office:value="0.105360169082557" calcext:value-type="float">
            <text:p>0,10536</text:p>
          </table:table-cell>
          <table:table-cell table:style-name="ce7" table:formula="of:=SUBSTITUTE([.C60];&quot;.&quot;;&quot;,&quot;)/1" office:value-type="string" office:string-value="" calcext:value-type="error">
            <text:p>#VALORE!</text:p>
          </table:table-cell>
          <table:table-cell table:style-name="ce7" table:formula="of:=SUBSTITUTE([.D60];&quot;.&quot;;&quot;,&quot;)/1" office:value-type="string" office:string-value="" calcext:value-type="error">
            <text:p>#VALORE!</text:p>
          </table:table-cell>
          <table:table-cell table:style-name="ce7" table:formula="of:=SUBSTITUTE([.E6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86.10044409</text:p>
          </table:table-cell>
          <table:table-cell table:style-name="ce5" office:value-type="string" calcext:value-type="string">
            <text:p>0.1461011665806290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1];&quot;.&quot;;&quot;,&quot;)/1" office:value-type="float" office:value="9286.10044409" calcext:value-type="float">
            <text:p>9.286,10</text:p>
          </table:table-cell>
          <table:table-cell table:formula="of:=SUBSTITUTE([.B61];&quot;.&quot;;&quot;,&quot;)/1" office:value-type="float" office:value="0.146101166580629" calcext:value-type="float">
            <text:p>0,14610</text:p>
          </table:table-cell>
          <table:table-cell table:style-name="ce7" table:formula="of:=SUBSTITUTE([.C61];&quot;.&quot;;&quot;,&quot;)/1" office:value-type="string" office:string-value="" calcext:value-type="error">
            <text:p>#VALORE!</text:p>
          </table:table-cell>
          <table:table-cell table:style-name="ce7" table:formula="of:=SUBSTITUTE([.D61];&quot;.&quot;;&quot;,&quot;)/1" office:value-type="string" office:string-value="" calcext:value-type="error">
            <text:p>#VALORE!</text:p>
          </table:table-cell>
          <table:table-cell table:style-name="ce7" table:formula="of:=SUBSTITUTE([.E6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52.74139029</text:p>
          </table:table-cell>
          <table:table-cell table:style-name="ce5" office:value-type="string" calcext:value-type="string">
            <text:p>0.1322378098436206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2];&quot;.&quot;;&quot;,&quot;)/1" office:value-type="float" office:value="9252.74139029" calcext:value-type="float">
            <text:p>9.252,74</text:p>
          </table:table-cell>
          <table:table-cell table:formula="of:=SUBSTITUTE([.B62];&quot;.&quot;;&quot;,&quot;)/1" office:value-type="float" office:value="0.132237809843621" calcext:value-type="float">
            <text:p>0,13224</text:p>
          </table:table-cell>
          <table:table-cell table:style-name="ce7" table:formula="of:=SUBSTITUTE([.C62];&quot;.&quot;;&quot;,&quot;)/1" office:value-type="string" office:string-value="" calcext:value-type="error">
            <text:p>#VALORE!</text:p>
          </table:table-cell>
          <table:table-cell table:style-name="ce7" table:formula="of:=SUBSTITUTE([.D62];&quot;.&quot;;&quot;,&quot;)/1" office:value-type="string" office:string-value="" calcext:value-type="error">
            <text:p>#VALORE!</text:p>
          </table:table-cell>
          <table:table-cell table:style-name="ce7" table:formula="of:=SUBSTITUTE([.E6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99.99999866</text:p>
          </table:table-cell>
          <table:table-cell table:style-name="ce5" office:value-type="string" calcext:value-type="string">
            <text:p>0.1211506321485300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3];&quot;.&quot;;&quot;,&quot;)/1" office:value-type="float" office:value="9299.99999866" calcext:value-type="float">
            <text:p>9.300,00</text:p>
          </table:table-cell>
          <table:table-cell table:formula="of:=SUBSTITUTE([.B63];&quot;.&quot;;&quot;,&quot;)/1" office:value-type="float" office:value="0.12115063214853" calcext:value-type="float">
            <text:p>0,12115</text:p>
          </table:table-cell>
          <table:table-cell table:style-name="ce7" table:formula="of:=SUBSTITUTE([.C63];&quot;.&quot;;&quot;,&quot;)/1" office:value-type="string" office:string-value="" calcext:value-type="error">
            <text:p>#VALORE!</text:p>
          </table:table-cell>
          <table:table-cell table:style-name="ce7" table:formula="of:=SUBSTITUTE([.D63];&quot;.&quot;;&quot;,&quot;)/1" office:value-type="string" office:string-value="" calcext:value-type="error">
            <text:p>#VALORE!</text:p>
          </table:table-cell>
          <table:table-cell table:style-name="ce7" table:formula="of:=SUBSTITUTE([.E6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64.8046869</text:p>
          </table:table-cell>
          <table:table-cell table:style-name="ce5" office:value-type="string" calcext:value-type="string">
            <text:p>0.1051131389932617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4];&quot;.&quot;;&quot;,&quot;)/1" office:value-type="float" office:value="9264.8046869" calcext:value-type="float">
            <text:p>9.264,80</text:p>
          </table:table-cell>
          <table:table-cell table:formula="of:=SUBSTITUTE([.B64];&quot;.&quot;;&quot;,&quot;)/1" office:value-type="float" office:value="0.105113138993262" calcext:value-type="float">
            <text:p>0,10511</text:p>
          </table:table-cell>
          <table:table-cell table:style-name="ce7" table:formula="of:=SUBSTITUTE([.C64];&quot;.&quot;;&quot;,&quot;)/1" office:value-type="string" office:string-value="" calcext:value-type="error">
            <text:p>#VALORE!</text:p>
          </table:table-cell>
          <table:table-cell table:style-name="ce7" table:formula="of:=SUBSTITUTE([.D64];&quot;.&quot;;&quot;,&quot;)/1" office:value-type="string" office:string-value="" calcext:value-type="error">
            <text:p>#VALORE!</text:p>
          </table:table-cell>
          <table:table-cell table:style-name="ce7" table:formula="of:=SUBSTITUTE([.E6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26.56138928</text:p>
          </table:table-cell>
          <table:table-cell table:style-name="ce5" office:value-type="string" calcext:value-type="string">
            <text:p>0.08139881884933597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5];&quot;.&quot;;&quot;,&quot;)/1" office:value-type="float" office:value="9226.56138928" calcext:value-type="float">
            <text:p>9.226,56</text:p>
          </table:table-cell>
          <table:table-cell table:formula="of:=SUBSTITUTE([.B65];&quot;.&quot;;&quot;,&quot;)/1" office:value-type="float" office:value="0.081398818849336" calcext:value-type="float">
            <text:p>0,08140</text:p>
          </table:table-cell>
          <table:table-cell table:style-name="ce7" table:formula="of:=SUBSTITUTE([.C65];&quot;.&quot;;&quot;,&quot;)/1" office:value-type="string" office:string-value="" calcext:value-type="error">
            <text:p>#VALORE!</text:p>
          </table:table-cell>
          <table:table-cell table:style-name="ce7" table:formula="of:=SUBSTITUTE([.D65];&quot;.&quot;;&quot;,&quot;)/1" office:value-type="string" office:string-value="" calcext:value-type="error">
            <text:p>#VALORE!</text:p>
          </table:table-cell>
          <table:table-cell table:style-name="ce7" table:formula="of:=SUBSTITUTE([.E6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287.12736204</text:p>
          </table:table-cell>
          <table:table-cell table:style-name="ce5" office:value-type="string" calcext:value-type="string">
            <text:p>0.18693712168038568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6];&quot;.&quot;;&quot;,&quot;)/1" office:value-type="float" office:value="8287.12736204" calcext:value-type="float">
            <text:p>8.287,13</text:p>
          </table:table-cell>
          <table:table-cell table:formula="of:=SUBSTITUTE([.B66];&quot;.&quot;;&quot;,&quot;)/1" office:value-type="float" office:value="0.186937121680386" calcext:value-type="float">
            <text:p>0,18694</text:p>
          </table:table-cell>
          <table:table-cell table:style-name="ce7" table:formula="of:=SUBSTITUTE([.C66];&quot;.&quot;;&quot;,&quot;)/1" office:value-type="string" office:string-value="" calcext:value-type="error">
            <text:p>#VALORE!</text:p>
          </table:table-cell>
          <table:table-cell table:style-name="ce7" table:formula="of:=SUBSTITUTE([.D66];&quot;.&quot;;&quot;,&quot;)/1" office:value-type="string" office:string-value="" calcext:value-type="error">
            <text:p>#VALORE!</text:p>
          </table:table-cell>
          <table:table-cell table:style-name="ce7" table:formula="of:=SUBSTITUTE([.E6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834.17208142</text:p>
          </table:table-cell>
          <table:table-cell table:style-name="ce5" office:value-type="string" calcext:value-type="string">
            <text:p>-0.09855356220198812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7];&quot;.&quot;;&quot;,&quot;)/1" office:value-type="float" office:value="7834.17208142" calcext:value-type="float">
            <text:p>7.834,17</text:p>
          </table:table-cell>
          <table:table-cell table:formula="of:=SUBSTITUTE([.B67];&quot;.&quot;;&quot;,&quot;)/1" office:value-type="float" office:value="-0.0985535622019881" calcext:value-type="float">
            <text:p>-0,09855</text:p>
          </table:table-cell>
          <table:table-cell table:style-name="ce7" table:formula="of:=SUBSTITUTE([.C67];&quot;.&quot;;&quot;,&quot;)/1" office:value-type="string" office:string-value="" calcext:value-type="error">
            <text:p>#VALORE!</text:p>
          </table:table-cell>
          <table:table-cell table:style-name="ce7" table:formula="of:=SUBSTITUTE([.D67];&quot;.&quot;;&quot;,&quot;)/1" office:value-type="string" office:string-value="" calcext:value-type="error">
            <text:p>#VALORE!</text:p>
          </table:table-cell>
          <table:table-cell table:style-name="ce7" table:formula="of:=SUBSTITUTE([.E6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844.99999995</text:p>
          </table:table-cell>
          <table:table-cell table:style-name="ce5" office:value-type="string" calcext:value-type="string">
            <text:p>-0.09165612794153964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8];&quot;.&quot;;&quot;,&quot;)/1" office:value-type="float" office:value="7844.99999995" calcext:value-type="float">
            <text:p>7.845,00</text:p>
          </table:table-cell>
          <table:table-cell table:formula="of:=SUBSTITUTE([.B68];&quot;.&quot;;&quot;,&quot;)/1" office:value-type="float" office:value="-0.0916561279415396" calcext:value-type="float">
            <text:p>-0,09166</text:p>
          </table:table-cell>
          <table:table-cell table:style-name="ce7" table:formula="of:=SUBSTITUTE([.C68];&quot;.&quot;;&quot;,&quot;)/1" office:value-type="string" office:string-value="" calcext:value-type="error">
            <text:p>#VALORE!</text:p>
          </table:table-cell>
          <table:table-cell table:style-name="ce7" table:formula="of:=SUBSTITUTE([.D68];&quot;.&quot;;&quot;,&quot;)/1" office:value-type="string" office:string-value="" calcext:value-type="error">
            <text:p>#VALORE!</text:p>
          </table:table-cell>
          <table:table-cell table:style-name="ce7" table:formula="of:=SUBSTITUTE([.E6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635.56479107</text:p>
          </table:table-cell>
          <table:table-cell table:style-name="ce5" office:value-type="string" calcext:value-type="string">
            <text:p>-0.0186246873022985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69];&quot;.&quot;;&quot;,&quot;)/1" office:value-type="float" office:value="7635.56479107" calcext:value-type="float">
            <text:p>7.635,56</text:p>
          </table:table-cell>
          <table:table-cell table:formula="of:=SUBSTITUTE([.B69];&quot;.&quot;;&quot;,&quot;)/1" office:value-type="float" office:value="-0.0186246873022985" calcext:value-type="float">
            <text:p>-0,01862</text:p>
          </table:table-cell>
          <table:table-cell table:style-name="ce7" table:formula="of:=SUBSTITUTE([.C69];&quot;.&quot;;&quot;,&quot;)/1" office:value-type="string" office:string-value="" calcext:value-type="error">
            <text:p>#VALORE!</text:p>
          </table:table-cell>
          <table:table-cell table:style-name="ce7" table:formula="of:=SUBSTITUTE([.D69];&quot;.&quot;;&quot;,&quot;)/1" office:value-type="string" office:string-value="" calcext:value-type="error">
            <text:p>#VALORE!</text:p>
          </table:table-cell>
          <table:table-cell table:style-name="ce7" table:formula="of:=SUBSTITUTE([.E6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635.56479107</text:p>
          </table:table-cell>
          <table:table-cell table:style-name="ce5" office:value-type="string" calcext:value-type="string">
            <text:p>-0.0186246873022985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0];&quot;.&quot;;&quot;,&quot;)/1" office:value-type="float" office:value="7635.56479107" calcext:value-type="float">
            <text:p>7.635,56</text:p>
          </table:table-cell>
          <table:table-cell table:formula="of:=SUBSTITUTE([.B70];&quot;.&quot;;&quot;,&quot;)/1" office:value-type="float" office:value="-0.0186246873022985" calcext:value-type="float">
            <text:p>-0,01862</text:p>
          </table:table-cell>
          <table:table-cell table:style-name="ce7" table:formula="of:=SUBSTITUTE([.C70];&quot;.&quot;;&quot;,&quot;)/1" office:value-type="string" office:string-value="" calcext:value-type="error">
            <text:p>#VALORE!</text:p>
          </table:table-cell>
          <table:table-cell table:style-name="ce7" table:formula="of:=SUBSTITUTE([.D70];&quot;.&quot;;&quot;,&quot;)/1" office:value-type="string" office:string-value="" calcext:value-type="error">
            <text:p>#VALORE!</text:p>
          </table:table-cell>
          <table:table-cell table:style-name="ce7" table:formula="of:=SUBSTITUTE([.E7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635.56479107</text:p>
          </table:table-cell>
          <table:table-cell table:style-name="ce5" office:value-type="string" calcext:value-type="string">
            <text:p>-0.0186246873022985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1];&quot;.&quot;;&quot;,&quot;)/1" office:value-type="float" office:value="7635.56479107" calcext:value-type="float">
            <text:p>7.635,56</text:p>
          </table:table-cell>
          <table:table-cell table:formula="of:=SUBSTITUTE([.B71];&quot;.&quot;;&quot;,&quot;)/1" office:value-type="float" office:value="-0.0186246873022985" calcext:value-type="float">
            <text:p>-0,01862</text:p>
          </table:table-cell>
          <table:table-cell table:style-name="ce7" table:formula="of:=SUBSTITUTE([.C71];&quot;.&quot;;&quot;,&quot;)/1" office:value-type="string" office:string-value="" calcext:value-type="error">
            <text:p>#VALORE!</text:p>
          </table:table-cell>
          <table:table-cell table:style-name="ce7" table:formula="of:=SUBSTITUTE([.D71];&quot;.&quot;;&quot;,&quot;)/1" office:value-type="string" office:string-value="" calcext:value-type="error">
            <text:p>#VALORE!</text:p>
          </table:table-cell>
          <table:table-cell table:style-name="ce7" table:formula="of:=SUBSTITUTE([.E7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635.56479107</text:p>
          </table:table-cell>
          <table:table-cell table:style-name="ce5" office:value-type="string" calcext:value-type="string">
            <text:p>-0.0186246873022985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2];&quot;.&quot;;&quot;,&quot;)/1" office:value-type="float" office:value="7635.56479107" calcext:value-type="float">
            <text:p>7.635,56</text:p>
          </table:table-cell>
          <table:table-cell table:formula="of:=SUBSTITUTE([.B72];&quot;.&quot;;&quot;,&quot;)/1" office:value-type="float" office:value="-0.0186246873022985" calcext:value-type="float">
            <text:p>-0,01862</text:p>
          </table:table-cell>
          <table:table-cell table:style-name="ce7" table:formula="of:=SUBSTITUTE([.C72];&quot;.&quot;;&quot;,&quot;)/1" office:value-type="string" office:string-value="" calcext:value-type="error">
            <text:p>#VALORE!</text:p>
          </table:table-cell>
          <table:table-cell table:style-name="ce7" table:formula="of:=SUBSTITUTE([.D72];&quot;.&quot;;&quot;,&quot;)/1" office:value-type="string" office:string-value="" calcext:value-type="error">
            <text:p>#VALORE!</text:p>
          </table:table-cell>
          <table:table-cell table:style-name="ce7" table:formula="of:=SUBSTITUTE([.E7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635.56479107</text:p>
          </table:table-cell>
          <table:table-cell table:style-name="ce5" office:value-type="string" calcext:value-type="string">
            <text:p>-0.0186246873022985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3];&quot;.&quot;;&quot;,&quot;)/1" office:value-type="float" office:value="7635.56479107" calcext:value-type="float">
            <text:p>7.635,56</text:p>
          </table:table-cell>
          <table:table-cell table:formula="of:=SUBSTITUTE([.B73];&quot;.&quot;;&quot;,&quot;)/1" office:value-type="float" office:value="-0.0186246873022985" calcext:value-type="float">
            <text:p>-0,01862</text:p>
          </table:table-cell>
          <table:table-cell table:style-name="ce7" table:formula="of:=SUBSTITUTE([.C73];&quot;.&quot;;&quot;,&quot;)/1" office:value-type="string" office:string-value="" calcext:value-type="error">
            <text:p>#VALORE!</text:p>
          </table:table-cell>
          <table:table-cell table:style-name="ce7" table:formula="of:=SUBSTITUTE([.D73];&quot;.&quot;;&quot;,&quot;)/1" office:value-type="string" office:string-value="" calcext:value-type="error">
            <text:p>#VALORE!</text:p>
          </table:table-cell>
          <table:table-cell table:style-name="ce7" table:formula="of:=SUBSTITUTE([.E7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635.56479107</text:p>
          </table:table-cell>
          <table:table-cell table:style-name="ce5" office:value-type="string" calcext:value-type="string">
            <text:p>-0.0186246873022985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4];&quot;.&quot;;&quot;,&quot;)/1" office:value-type="float" office:value="7635.56479107" calcext:value-type="float">
            <text:p>7.635,56</text:p>
          </table:table-cell>
          <table:table-cell table:formula="of:=SUBSTITUTE([.B74];&quot;.&quot;;&quot;,&quot;)/1" office:value-type="float" office:value="-0.0186246873022985" calcext:value-type="float">
            <text:p>-0,01862</text:p>
          </table:table-cell>
          <table:table-cell table:style-name="ce7" table:formula="of:=SUBSTITUTE([.C74];&quot;.&quot;;&quot;,&quot;)/1" office:value-type="string" office:string-value="" calcext:value-type="error">
            <text:p>#VALORE!</text:p>
          </table:table-cell>
          <table:table-cell table:style-name="ce7" table:formula="of:=SUBSTITUTE([.D74];&quot;.&quot;;&quot;,&quot;)/1" office:value-type="string" office:string-value="" calcext:value-type="error">
            <text:p>#VALORE!</text:p>
          </table:table-cell>
          <table:table-cell table:style-name="ce7" table:formula="of:=SUBSTITUTE([.E7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635.56479107</text:p>
          </table:table-cell>
          <table:table-cell table:style-name="ce5" office:value-type="string" calcext:value-type="string">
            <text:p>-0.0186246873022985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5];&quot;.&quot;;&quot;,&quot;)/1" office:value-type="float" office:value="7635.56479107" calcext:value-type="float">
            <text:p>7.635,56</text:p>
          </table:table-cell>
          <table:table-cell table:formula="of:=SUBSTITUTE([.B75];&quot;.&quot;;&quot;,&quot;)/1" office:value-type="float" office:value="-0.0186246873022985" calcext:value-type="float">
            <text:p>-0,01862</text:p>
          </table:table-cell>
          <table:table-cell table:style-name="ce7" table:formula="of:=SUBSTITUTE([.C75];&quot;.&quot;;&quot;,&quot;)/1" office:value-type="string" office:string-value="" calcext:value-type="error">
            <text:p>#VALORE!</text:p>
          </table:table-cell>
          <table:table-cell table:style-name="ce7" table:formula="of:=SUBSTITUTE([.D75];&quot;.&quot;;&quot;,&quot;)/1" office:value-type="string" office:string-value="" calcext:value-type="error">
            <text:p>#VALORE!</text:p>
          </table:table-cell>
          <table:table-cell table:style-name="ce7" table:formula="of:=SUBSTITUTE([.E7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635.56479107</text:p>
          </table:table-cell>
          <table:table-cell table:style-name="ce5" office:value-type="string" calcext:value-type="string">
            <text:p>-0.0186246873022985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6];&quot;.&quot;;&quot;,&quot;)/1" office:value-type="float" office:value="7635.56479107" calcext:value-type="float">
            <text:p>7.635,56</text:p>
          </table:table-cell>
          <table:table-cell table:formula="of:=SUBSTITUTE([.B76];&quot;.&quot;;&quot;,&quot;)/1" office:value-type="float" office:value="-0.0186246873022985" calcext:value-type="float">
            <text:p>-0,01862</text:p>
          </table:table-cell>
          <table:table-cell table:style-name="ce7" table:formula="of:=SUBSTITUTE([.C76];&quot;.&quot;;&quot;,&quot;)/1" office:value-type="string" office:string-value="" calcext:value-type="error">
            <text:p>#VALORE!</text:p>
          </table:table-cell>
          <table:table-cell table:style-name="ce7" table:formula="of:=SUBSTITUTE([.D76];&quot;.&quot;;&quot;,&quot;)/1" office:value-type="string" office:string-value="" calcext:value-type="error">
            <text:p>#VALORE!</text:p>
          </table:table-cell>
          <table:table-cell table:style-name="ce7" table:formula="of:=SUBSTITUTE([.E7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635.56479107</text:p>
          </table:table-cell>
          <table:table-cell table:style-name="ce5" office:value-type="string" calcext:value-type="string">
            <text:p>-0.0186246873022985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7];&quot;.&quot;;&quot;,&quot;)/1" office:value-type="float" office:value="7635.56479107" calcext:value-type="float">
            <text:p>7.635,56</text:p>
          </table:table-cell>
          <table:table-cell table:formula="of:=SUBSTITUTE([.B77];&quot;.&quot;;&quot;,&quot;)/1" office:value-type="float" office:value="-0.0186246873022985" calcext:value-type="float">
            <text:p>-0,01862</text:p>
          </table:table-cell>
          <table:table-cell table:style-name="ce7" table:formula="of:=SUBSTITUTE([.C77];&quot;.&quot;;&quot;,&quot;)/1" office:value-type="string" office:string-value="" calcext:value-type="error">
            <text:p>#VALORE!</text:p>
          </table:table-cell>
          <table:table-cell table:style-name="ce7" table:formula="of:=SUBSTITUTE([.D77];&quot;.&quot;;&quot;,&quot;)/1" office:value-type="string" office:string-value="" calcext:value-type="error">
            <text:p>#VALORE!</text:p>
          </table:table-cell>
          <table:table-cell table:style-name="ce7" table:formula="of:=SUBSTITUTE([.E7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7635.56479107</text:p>
          </table:table-cell>
          <table:table-cell table:style-name="ce5" office:value-type="string" calcext:value-type="string">
            <text:p>-0.01862468730229851</text:p>
          </table:table-cell>
          <table:table-cell table:style-name="ce5"/>
          <table:table-cell table:style-name="ce6"/>
          <table:table-cell table:number-columns-repeated="3"/>
          <table:table-cell table:style-name="ce7" table:formula="of:=SUBSTITUTE([.A78];&quot;.&quot;;&quot;,&quot;)/1" office:value-type="float" office:value="7635.56479107" calcext:value-type="float">
            <text:p>7.635,56</text:p>
          </table:table-cell>
          <table:table-cell table:formula="of:=SUBSTITUTE([.B78];&quot;.&quot;;&quot;,&quot;)/1" office:value-type="float" office:value="-0.0186246873022985" calcext:value-type="float">
            <text:p>-0,01862</text:p>
          </table:table-cell>
          <table:table-cell table:style-name="ce7" table:formula="of:=SUBSTITUTE([.C78];&quot;.&quot;;&quot;,&quot;)/1" office:value-type="string" office:string-value="" calcext:value-type="error">
            <text:p>#VALORE!</text:p>
          </table:table-cell>
          <table:table-cell table:style-name="ce7" table:formula="of:=SUBSTITUTE([.D78];&quot;.&quot;;&quot;,&quot;)/1" office:value-type="string" office:string-value="" calcext:value-type="error">
            <text:p>#VALORE!</text:p>
          </table:table-cell>
          <table:table-cell table:style-name="ce7" table:formula="of:=SUBSTITUTE([.E78];&quot;.&quot;;&quot;,&quot;)/1" office:value-type="string" office:string-value="" calcext:value-type="error">
            <text:p>#VALORE!</text:p>
          </table:table-cell>
        </table:table-row>
        <table:table-row table:style-name="ro1" table:number-rows-repeated="6">
          <table:table-cell table:style-name="ce5" table:number-columns-repeated="3"/>
          <table:table-cell table:style-name="ce6"/>
          <table:table-cell table:number-columns-repeated="3"/>
          <table:table-cell table:style-name="ce7"/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3"/>
          <table:table-cell table:style-name="ce7"/>
          <table:table-cell/>
          <table:table-cell table:style-name="ce7"/>
          <table:table-cell table:number-columns-repeated="2"/>
        </table:table-row>
        <table:table-row table:style-name="ro1" table:number-rows-repeated="76">
          <table:table-cell table:style-name="ce5" table:number-columns-repeated="3"/>
          <table:table-cell table:style-name="ce6"/>
          <table:table-cell table:number-columns-repeated="3"/>
          <table:table-cell table:style-name="ce7"/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3"/>
          <table:table-cell table:style-name="ce7"/>
          <table:table-cell/>
          <table:table-cell table:style-name="ce7"/>
          <table:table-cell table:number-columns-repeated="2"/>
        </table:table-row>
        <table:table-row table:style-name="ro1" table:number-rows-repeated="6">
          <table:table-cell table:style-name="ce5" table:number-columns-repeated="3"/>
          <table:table-cell table:style-name="ce6"/>
          <table:table-cell table:number-columns-repeated="3"/>
          <table:table-cell table:style-name="ce7"/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3"/>
          <table:table-cell table:style-name="ce7"/>
          <table:table-cell/>
          <table:table-cell table:style-name="ce7"/>
          <table:table-cell table:number-columns-repeated="2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3"/>
          <table:table-cell table:style-name="ce7"/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3"/>
          <table:table-cell table:style-name="ce7"/>
          <table:table-cell/>
          <table:table-cell table:style-name="ce7"/>
          <table:table-cell table:number-columns-repeated="2"/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/>
          <table:table-cell/>
          <table:table-cell table:style-name="ce7"/>
          <table:table-cell table:number-columns-repeated="2"/>
        </table:table-row>
        <table:table-row table:style-name="ro1">
          <table:table-cell table:style-name="ce5" table:number-columns-repeated="3"/>
          <table:table-cell table:number-columns-repeated="4"/>
          <table:table-cell table:style-name="ce7"/>
          <table:table-cell/>
          <table:table-cell table:style-name="ce7"/>
          <table:table-cell table:number-columns-repeated="2"/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/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3"/>
          <table:table-cell table:style-name="ce7"/>
          <table:table-cell/>
          <table:table-cell table:style-name="ce7"/>
          <table:table-cell table:number-columns-repeated="2"/>
        </table:table-row>
        <table:table-row table:style-name="ro1">
          <table:table-cell table:style-name="ce5" table:number-columns-repeated="3"/>
          <table:table-cell table:style-name="ce6"/>
          <table:table-cell table:number-columns-repeated="3"/>
          <table:table-cell table:style-name="ce7"/>
          <table:table-cell/>
          <table:table-cell table:style-name="ce7"/>
          <table:table-cell table:number-columns-repeated="2"/>
        </table:table-row>
        <table:table-row table:style-name="ro1" table:number-rows-repeated="1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number-columns-repeated="9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 table:number-rows-repeated="2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15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9">
          <table:table-cell table:style-name="ce5" table:number-columns-repeated="3"/>
          <table:table-cell table:number-columns-repeated="9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4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4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number-columns-repeated="9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7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6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77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1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number-columns-repeated="9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 table:number-rows-repeated="2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15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9">
          <table:table-cell table:style-name="ce5" table:number-columns-repeated="3"/>
          <table:table-cell table:number-columns-repeated="9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4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4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3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 table:number-rows-repeated="2">
          <table:table-cell table:style-name="ce5" table:number-columns-repeated="3"/>
          <table:table-cell table:number-columns-repeated="9"/>
        </table:table-row>
        <table:table-row table:style-name="ro1" table:number-rows-repeated="2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 table:number-rows-repeated="7">
          <table:table-cell table:style-name="ce5" table:number-columns-repeated="3"/>
          <table:table-cell table:style-name="ce6"/>
          <table:table-cell table:number-columns-repeated="8"/>
        </table:table-row>
        <table:table-row table:style-name="ro1">
          <table:table-cell/>
          <table:table-cell table:style-name="ce5" table:number-columns-repeated="2"/>
          <table:table-cell table:style-name="ce6"/>
          <table:table-cell table:number-columns-repeated="8"/>
        </table:table-row>
        <table:table-row table:style-name="ro1">
          <table:table-cell table:style-name="ce5" table:number-columns-repeated="3"/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 table:number-rows-repeated="77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104804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7:27:14.85344004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5:44:12.737313890</meta:creation-date>
    <dc:date>2018-02-19T17:45:16.772013547</dc:date>
    <meta:editing-duration>PT2H30M29S</meta:editing-duration>
    <meta:editing-cycles>19</meta:editing-cycles>
    <meta:generator>LibreOffice/5.1.6.2$Linux_X86_64 LibreOffice_project/10m0$Build-2</meta:generator>
    <meta:document-statistic meta:table-count="2" meta:cell-count="10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Foglio1.F1:Foglio1.H78" chart:data-source-has-labels="row" svg:x="0.32cm" svg:y="0.18cm" svg:width="15.36cm" svg:height="8.64cm">
          <chartooo:coordinate-region svg:x="1.794cm" svg:y="0.382cm" svg:width="13.886cm" svg:height="7.6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F2:Foglio1.F78" chart:label-cell-address="Foglio1.F1:Foglio1.F1" chart:class="chart:line">
            <chart:data-point chart:repeated="77"/>
          </chart:series>
          <chart:series chart:style-name="ch8" chart:values-cell-range-address="Foglio1.G2:Foglio1.G78" chart:label-cell-address="Foglio1.G1:Foglio1.G1" chart:class="chart:line">
            <chart:data-point chart:repeated="77"/>
          </chart:series>
          <chart:series chart:style-name="ch9" chart:values-cell-range-address="Foglio1.H2:Foglio1.H78" chart:label-cell-address="Foglio1.H1:Foglio1.H1" chart:class="chart:line">
            <chart:data-point chart:repeated="7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zzo true</text:p>
                <draw:g>
                  <svg:desc>Foglio1.F1:Foglio1.F1</svg:desc>
                </draw:g>
              </table:table-cell>
              <table:table-cell office:value-type="string">
                <text:p>trix</text:p>
                <draw:g>
                  <svg:desc>Foglio1.G1:Foglio1.G1</svg:desc>
                </draw:g>
              </table:table-cell>
              <table:table-cell office:value-type="string">
                <text:p>obv</text:p>
                <draw:g>
                  <svg:desc>Foglio1.H1:Foglio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1.F2:Foglio1.F78</svg:desc>
                </draw:g>
              </table:table-cell>
              <table:table-cell office:value-type="float" office:value="0.274780659018659">
                <text:p>0.274780659018659</text:p>
                <draw:g>
                  <svg:desc>Foglio1.G2:Foglio1.G78</svg:desc>
                </draw:g>
              </table:table-cell>
              <table:table-cell office:value-type="float" office:value="NaN">
                <text:p>NaN</text:p>
                <draw:g>
                  <svg:desc>Foglio1.H2:Foglio1.H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103915302491">
                <text:p>0.97103915302491</text:p>
              </table:table-cell>
              <table:table-cell office:value-type="float" office:value="0.283437602335574">
                <text:p>0.283437602335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8425170453052">
                <text:p>0.948425170453052</text:p>
              </table:table-cell>
              <table:table-cell office:value-type="float" office:value="0.263665754437738">
                <text:p>0.263665754437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0125296972388">
                <text:p>0.970125296972388</text:p>
              </table:table-cell>
              <table:table-cell office:value-type="float" office:value="0.24810374628477">
                <text:p>0.24810374628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001981117572">
                <text:p>0.95001981117572</text:p>
              </table:table-cell>
              <table:table-cell office:value-type="float" office:value="0.22669555628437">
                <text:p>0.22669555628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9230175594838">
                <text:p>0.949230175594838</text:p>
              </table:table-cell>
              <table:table-cell office:value-type="float" office:value="0.205060645102924">
                <text:p>0.205060645102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2047944586249">
                <text:p>0.932047944586249</text:p>
              </table:table-cell>
              <table:table-cell office:value-type="float" office:value="0.140063330105453">
                <text:p>0.140063330105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0002110994845">
                <text:p>0.680002110994845</text:p>
              </table:table-cell>
              <table:table-cell office:value-type="float" office:value="0.0739572325165335">
                <text:p>0.0739572325165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2552880932578">
                <text:p>0.652552880932578</text:p>
              </table:table-cell>
              <table:table-cell office:value-type="float" office:value="0.151808341940019">
                <text:p>0.15180834194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5032543929217">
                <text:p>0.645032543929217</text:p>
              </table:table-cell>
              <table:table-cell office:value-type="float" office:value="0.141288533499257">
                <text:p>0.141288533499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4432985589853">
                <text:p>0.654432985589853</text:p>
              </table:table-cell>
              <table:table-cell office:value-type="float" office:value="0.134169890852045">
                <text:p>0.134169890852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6434781171746">
                <text:p>0.516434781171746</text:p>
              </table:table-cell>
              <table:table-cell office:value-type="float" office:value="0.108135644644322">
                <text:p>0.108135644644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502705180725">
                <text:p>0.53502705180725</text:p>
              </table:table-cell>
              <table:table-cell office:value-type="float" office:value="0.0989345409826179">
                <text:p>0.0989345409826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6079821265188">
                <text:p>0.516079821265188</text:p>
              </table:table-cell>
              <table:table-cell office:value-type="float" office:value="0.0848013483929563">
                <text:p>0.0848013483929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1013667890738">
                <text:p>0.461013667890738</text:p>
              </table:table-cell>
              <table:table-cell office:value-type="float" office:value="0.253695232842177">
                <text:p>0.253695232842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0621591319989">
                <text:p>0.400621591319989</text:p>
              </table:table-cell>
              <table:table-cell office:value-type="float" office:value="0.0616996472519434">
                <text:p>0.0616996472519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040098721712">
                <text:p>0.278040098721712</text:p>
              </table:table-cell>
              <table:table-cell office:value-type="float" office:value="0.0271570978418384">
                <text:p>0.027157097841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9667914877277">
                <text:p>0.259667914877277</text:p>
              </table:table-cell>
              <table:table-cell office:value-type="float" office:value="0.00776736580113515">
                <text:p>0.00776736580113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1800266670648">
                <text:p>0.2818002666706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6302227604786">
                <text:p>0.236302227604786</text:p>
              </table:table-cell>
              <table:table-cell office:value-type="float" office:value="0.0142872014950384">
                <text:p>0.0142872014950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1749230215819">
                <text:p>0.511749230215819</text:p>
              </table:table-cell>
              <table:table-cell office:value-type="float" office:value="0.484393549935988">
                <text:p>0.484393549935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5223153714826">
                <text:p>0.545223153714826</text:p>
              </table:table-cell>
              <table:table-cell office:value-type="float" office:value="0.492234666360852">
                <text:p>0.492234666360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3843046978456">
                <text:p>0.343843046978456</text:p>
              </table:table-cell>
              <table:table-cell office:value-type="float" office:value="0.102537902253747">
                <text:p>0.102537902253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3207593291468">
                <text:p>0.453207593291468</text:p>
              </table:table-cell>
              <table:table-cell office:value-type="float" office:value="0.396075814370376">
                <text:p>0.396075814370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76090691495248">
                <text:p>0.476090691495248</text:p>
              </table:table-cell>
              <table:table-cell office:value-type="float" office:value="0.381753144432569">
                <text:p>0.381753144432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4481036290102">
                <text:p>0.464481036290102</text:p>
              </table:table-cell>
              <table:table-cell office:value-type="float" office:value="0.361816307715883">
                <text:p>0.361816307715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7847259464065">
                <text:p>0.437847259464065</text:p>
              </table:table-cell>
              <table:table-cell office:value-type="float" office:value="0.32604659617483">
                <text:p>0.32604659617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50718880913581">
                <text:p>0.450718880913581</text:p>
              </table:table-cell>
              <table:table-cell office:value-type="float" office:value="0.293551787134791">
                <text:p>0.293551787134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59964229291734">
                <text:p>0.459964229291734</text:p>
              </table:table-cell>
              <table:table-cell office:value-type="float" office:value="0.270474930966386">
                <text:p>0.270474930966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1596810899106">
                <text:p>0.391596810899106</text:p>
              </table:table-cell>
              <table:table-cell office:value-type="float" office:value="0.443548129693472">
                <text:p>0.443548129693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7969511662568">
                <text:p>0.407969511662568</text:p>
              </table:table-cell>
              <table:table-cell office:value-type="float" office:value="0.432837389160842">
                <text:p>0.432837389160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8853257223967">
                <text:p>0.398853257223967</text:p>
              </table:table-cell>
              <table:table-cell office:value-type="float" office:value="0.415113647485643">
                <text:p>0.415113647485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2420328177814">
                <text:p>0.372420328177814</text:p>
              </table:table-cell>
              <table:table-cell office:value-type="float" office:value="0.379559318790803">
                <text:p>0.379559318790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8025106178915">
                <text:p>0.388025106178915</text:p>
              </table:table-cell>
              <table:table-cell office:value-type="float" office:value="0.347180221663918">
                <text:p>0.347180221663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06731864059811">
                <text:p>0.406731864059811</text:p>
              </table:table-cell>
              <table:table-cell office:value-type="float" office:value="0.328407570305422">
                <text:p>0.328407570305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72034711744555">
                <text:p>0.47203471174455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5412034256848">
                <text:p>0.495412034256848</text:p>
              </table:table-cell>
              <table:table-cell office:value-type="float" office:value="0.485085788820467">
                <text:p>0.485085788820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95738813430164">
                <text:p>0.495738813430164</text:p>
              </table:table-cell>
              <table:table-cell office:value-type="float" office:value="0.465666713719547">
                <text:p>0.465666713719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76655958592469">
                <text:p>0.476655958592469</text:p>
              </table:table-cell>
              <table:table-cell office:value-type="float" office:value="0.433061638315661">
                <text:p>0.433061638315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918380777244">
                <text:p>0.46918380777244</text:p>
              </table:table-cell>
              <table:table-cell office:value-type="float" office:value="0.392223524289817">
                <text:p>0.392223524289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10940596635514">
                <text:p>0.510940596635514</text:p>
              </table:table-cell>
              <table:table-cell office:value-type="float" office:value="0.342290245031787">
                <text:p>0.342290245031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20572507936989">
                <text:p>0.520572507936989</text:p>
              </table:table-cell>
              <table:table-cell office:value-type="float" office:value="0.330210922802369">
                <text:p>0.330210922802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3072342164358">
                <text:p>0.53072342164358</text:p>
              </table:table-cell>
              <table:table-cell office:value-type="float" office:value="0.327441792530697">
                <text:p>0.327441792530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0669466136853">
                <text:p>0.660669466136853</text:p>
              </table:table-cell>
              <table:table-cell office:value-type="float" office:value="0.498700165056899">
                <text:p>0.498700165056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4622540810786">
                <text:p>0.684622540810786</text:p>
              </table:table-cell>
              <table:table-cell office:value-type="float" office:value="0.495171338807484">
                <text:p>0.495171338807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53784008948377">
                <text:p>0.653784008948377</text:p>
              </table:table-cell>
              <table:table-cell office:value-type="float" office:value="0.472717815023231">
                <text:p>0.472717815023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30735275239374">
                <text:p>0.630735275239374</text:p>
              </table:table-cell>
              <table:table-cell office:value-type="float" office:value="0.266611199874276">
                <text:p>0.266611199874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33498320012958">
                <text:p>0.633498320012958</text:p>
              </table:table-cell>
              <table:table-cell office:value-type="float" office:value="0.26025289013741">
                <text:p>0.26025289013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44647060347223">
                <text:p>0.644647060347223</text:p>
              </table:table-cell>
              <table:table-cell office:value-type="float" office:value="0.256373145076166">
                <text:p>0.256373145076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6349583264209">
                <text:p>0.546349583264209</text:p>
              </table:table-cell>
              <table:table-cell office:value-type="float" office:value="0.00896612971235985">
                <text:p>0.00896612971235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43644601294231">
                <text:p>0.543644601294231</text:p>
              </table:table-cell>
              <table:table-cell office:value-type="float" office:value="0.00727018260626232">
                <text:p>0.00727018260626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5533799740344">
                <text:p>0.555533799740344</text:p>
              </table:table-cell>
              <table:table-cell office:value-type="float" office:value="0.179208853718662">
                <text:p>0.179208853718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8162453647719">
                <text:p>0.538162453647719</text:p>
              </table:table-cell>
              <table:table-cell office:value-type="float" office:value="0.162165828972085">
                <text:p>0.162165828972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3220686705212">
                <text:p>0.533220686705212</text:p>
              </table:table-cell>
              <table:table-cell office:value-type="float" office:value="0.139882313712102">
                <text:p>0.139882313712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6503659212347">
                <text:p>0.556503659212347</text:p>
              </table:table-cell>
              <table:table-cell office:value-type="float" office:value="0.13102133975245">
                <text:p>0.13102133975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3510666600233">
                <text:p>0.543510666600233</text:p>
              </table:table-cell>
              <table:table-cell office:value-type="float" office:value="0.123480532571572">
                <text:p>0.123480532571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8199967218752">
                <text:p>0.548199967218752</text:p>
              </table:table-cell>
              <table:table-cell office:value-type="float" office:value="0.120853871715755">
                <text:p>0.120853871715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1433628579403">
                <text:p>0.531433628579403</text:p>
              </table:table-cell>
              <table:table-cell office:value-type="float" office:value="0.118165907938932">
                <text:p>0.118165907938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55817852062573">
                <text:p>0.555817852062573</text:p>
              </table:table-cell>
              <table:table-cell office:value-type="float" office:value="0.293225146243474">
                <text:p>0.293225146243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20629217338634">
                <text:p>0.620629217338634</text:p>
              </table:table-cell>
              <table:table-cell office:value-type="float" office:value="0.337761828550692">
                <text:p>0.337761828550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08085651004172">
                <text:p>0.608085651004172</text:p>
              </table:table-cell>
              <table:table-cell office:value-type="float" office:value="0.322606875245069">
                <text:p>0.322606875245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5855684066784">
                <text:p>0.625855684066784</text:p>
              </table:table-cell>
              <table:table-cell office:value-type="float" office:value="0.310486747093733">
                <text:p>0.310486747093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12621653798107">
                <text:p>0.612621653798107</text:p>
              </table:table-cell>
              <table:table-cell office:value-type="float" office:value="0.29295510129409">
                <text:p>0.29295510129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98241529486995">
                <text:p>0.598241529486995</text:p>
              </table:table-cell>
              <table:table-cell office:value-type="float" office:value="0.267031407539865">
                <text:p>0.267031407539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44998505623531">
                <text:p>0.244998505623531</text:p>
              </table:table-cell>
              <table:table-cell office:value-type="float" office:value="0.382402315300574">
                <text:p>0.382402315300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46796877378169">
                <text:p>0.0746796877378169</text:p>
              </table:table-cell>
              <table:table-cell office:value-type="float" office:value="0.0703135430425756">
                <text:p>0.0703135430425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87511675573436">
                <text:p>0.0787511675573436</text:p>
              </table:table-cell>
              <table:table-cell office:value-type="float" office:value="0.0778535851931648">
                <text:p>0.0778535851931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157689089229172">
                <text:p>0.157689089229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157689089229172">
                <text:p>0.157689089229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157689089229172">
                <text:p>0.157689089229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157689089229172">
                <text:p>0.157689089229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157689089229172">
                <text:p>0.157689089229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157689089229172">
                <text:p>0.157689089229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157689089229172">
                <text:p>0.157689089229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157689089229172">
                <text:p>0.157689089229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157689089229172">
                <text:p>0.157689089229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157689089229172">
                <text:p>0.15768908922917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